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Heading_20_1"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4" style:family="paragraph" style:parent-style-name="Heading_20_1">
      <style:text-properties fo:font-variant="normal" fo:text-transform="none" fo:color="#3d464d" style:font-name="Open Sans" fo:font-size="21pt" fo:letter-spacing="normal" fo:font-style="normal" officeooo:paragraph-rsid="001930a2" style:font-size-asian="21pt" style:font-size-complex="21pt"/>
    </style:style>
    <style:style style:name="P5" style:family="paragraph" style:parent-style-name="Heading_20_1">
      <style:text-properties fo:font-variant="normal" fo:text-transform="none" fo:color="#3d464d" style:font-name="Open Sans" fo:font-size="21pt" fo:letter-spacing="normal" fo:font-style="normal" fo:font-weight="bold" style:font-size-asian="21pt" style:font-weight-asian="bold" style:font-size-complex="21pt" style:font-weight-complex="bold"/>
    </style:style>
    <style:style style:name="P6" style:family="paragraph" style:parent-style-name="Heading_20_1">
      <style:text-properties fo:font-variant="normal" fo:text-transform="none" fo:color="#3d464d" fo:font-size="21pt" fo:letter-spacing="normal" style:font-size-asian="21pt" style:font-size-complex="21pt"/>
    </style:style>
    <style:style style:name="P7" style:family="paragraph" style:parent-style-name="Heading_20_1">
      <style:text-properties fo:font-weight="bold" style:font-weight-asian="bold" style:font-weight-complex="bold"/>
    </style:style>
    <style:style style:name="P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page"/>
      <style:text-properties officeooo:paragraph-rsid="001930a2"/>
    </style:style>
    <style:style style:name="P10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officeooo:paragraph-rsid="001930a2" style:font-size-asian="21pt" style:font-size-complex="21pt"/>
    </style:style>
    <style:style style:name="P11" style:family="paragraph" style:parent-style-name="Text_20_body">
      <style:text-properties officeooo:paragraph-rsid="001930a2"/>
    </style:style>
    <style:style style:name="P12" style:family="paragraph" style:parent-style-name="Text_20_body">
      <style:text-properties fo:font-variant="normal" fo:text-transform="none" fo:color="#3d464d" style:font-name="Open Sans" fo:font-size="21pt" fo:letter-spacing="normal" fo:font-style="normal" officeooo:paragraph-rsid="001930a2" style:font-size-asian="21pt" style:font-size-complex="21pt"/>
    </style:style>
    <style:style style:name="P1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1930a2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6f1bf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0" style:family="paragraph" style:parent-style-name="Text_20_body">
      <style:paragraph-properties fo:break-before="page"/>
      <style:text-properties fo:font-variant="normal" fo:text-transform="none" fo:color="#3d464d" style:font-name="Open Sans" fo:font-size="21pt" fo:letter-spacing="normal" fo:font-style="normal" officeooo:paragraph-rsid="001930a2" style:font-size-asian="21pt" style:font-size-complex="21pt"/>
    </style:style>
    <style:style style:name="P21" style:family="paragraph" style:parent-style-name="Heading_20_2">
      <style:text-properties fo:font-variant="normal" fo:text-transform="none" fo:color="#3d464d" style:font-name="Open sans" fo:letter-spacing="normal" fo:font-style="normal" fo:font-weight="bold" officeooo:paragraph-rsid="001930a2"/>
    </style:style>
    <style:style style:name="P22" style:family="paragraph" style:parent-style-name="Heading_20_2">
      <style:text-properties fo:font-variant="normal" fo:text-transform="none" fo:color="#3d464d" style:font-name="Open Sans" fo:font-size="21pt" fo:letter-spacing="normal" fo:font-style="normal" officeooo:paragraph-rsid="001930a2" style:font-size-asian="21pt" style:font-size-complex="21pt"/>
    </style:style>
    <style:style style:name="P23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4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 officeooo:paragraph-rsid="0016f1bf"/>
    </style:style>
    <style:style style:name="P25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officeooo:paragraph-rsid="0019149f"/>
    </style:style>
    <style:style style:name="P26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29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30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31" style:family="paragraph" style:parent-style-name="Quotations">
      <style:text-properties fo:font-weight="bold" style:font-weight-asian="bold" style:font-weight-complex="bold"/>
    </style:style>
    <style:style style:name="P32" style:family="paragraph" style:parent-style-name="Quotations" style:master-page-name="">
      <loext:graphic-properties draw:fill="none"/>
      <style:paragraph-properties fo:margin-left="0cm" fo:margin-right="1cm" fo:margin-top="0cm" fo:margin-bottom="0.499cm" loext:contextual-spacing="false" fo:text-indent="0cm" style:auto-text-indent="false" style:page-number="auto" fo:background-color="transparent"/>
      <style:text-properties officeooo:paragraph-rsid="0017130c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fo:color="#3d464d" style:font-name="Source Serif Pro" fo:font-size="13.5pt" fo:letter-spacing="normal" fo:font-weight="normal" loext:padding="0cm" loext:border="none"/>
    </style:style>
    <style:style style:name="T5" style:family="text">
      <style:text-properties style:font-name="Source Serif Pro" fo:font-size="13.5pt" fo:font-weight="normal" loext:padding="0cm" loext:border="none"/>
    </style:style>
    <style:style style:name="T6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7" style:family="text">
      <style:text-properties style:font-name="Source Serif Pro" loext:padding="0cm" loext:border="none"/>
    </style:style>
    <style:style style:name="T8" style:family="text">
      <style:text-properties style:font-name="Source Serif Pro" fo:font-weight="normal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style:font-weight-asian="bold" style:font-weight-complex="bold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1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fo:letter-spacing="normal"/>
    </style:style>
    <style:style style:name="T18" style:family="text">
      <style:text-properties fo:font-variant="normal" fo:text-transform="none" fo:color="#3d464d" fo:letter-spacing="normal" loext:padding="0cm" loext:border="none"/>
    </style:style>
    <style:style style:name="T19" style:family="text">
      <style:text-properties fo:font-variant="normal" fo:text-transform="none" fo:color="#3d464d" style:font-name="Open sans" fo:letter-spacing="normal" fo:font-style="normal" fo:font-weight="bold"/>
    </style:style>
    <style:style style:name="T20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21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cm" loext:border="none"/>
    </style:style>
    <style:style style:name="T22" style:family="text">
      <style:text-properties fo:font-variant="normal" fo:text-transform="none" fo:color="#3d464d" style:font-name="Open Sans" fo:font-size="10.5pt" fo:letter-spacing="normal" fo:font-style="normal" loext:padding="0cm" loext:border="none"/>
    </style:style>
    <style:style style:name="T23" style:family="text">
      <style:text-properties fo:font-variant="normal" fo:text-transform="none" fo:color="#3d464d" style:font-name="Open San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3d464d" style:font-name="Open Sans" fo:font-size="14.25pt" fo:letter-spacing="normal" fo:font-style="normal" loext:padding="0cm" loext:border="none"/>
    </style:style>
    <style:style style:name="T25" style:family="text">
      <style:text-properties fo:font-variant="normal" fo:text-transform="none" fo:color="#3d464d" style:font-name="Open Sans" fo:letter-spacing="normal" fo:font-style="normal" loext:padding="0cm" loext:border="none"/>
    </style:style>
    <style:style style:name="T26" style:family="text">
      <style:text-properties fo:font-variant="normal" fo:text-transform="none" fo:color="#3d464d" style:font-name="Open Sans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3d464d" style:font-name="Open Sans" fo:font-size="21pt" fo:letter-spacing="normal" fo:font-style="normal" style:font-size-asian="21pt" style:font-size-complex="21pt" loext:padding="0cm" loext:border="none"/>
    </style:style>
    <style:style style:name="T28" style:family="text"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 loext:padding="0cm" loext:border="none"/>
    </style:style>
    <style:style style:name="T29" style:family="text">
      <style:text-properties fo:font-variant="normal" fo:text-transform="none" fo:color="#3d464d" style:font-name="Open Sans" fo:font-size="21pt" fo:letter-spacing="normal" fo:font-style="normal" fo:font-weight="bold" style:font-size-asian="21pt" style:font-size-complex="21pt" loext:padding="0cm" loext:border="none"/>
    </style:style>
    <style:style style:name="T30" style:family="text">
      <style:text-properties fo:font-variant="normal" fo:text-transform="none" fo:color="#3d464d" style:font-name="monospace" fo:font-size="11.25pt" fo:letter-spacing="normal" fo:font-style="normal" fo:font-weight="normal"/>
    </style:style>
    <style:style style:name="T31" style:family="text">
      <style:text-properties fo:font-variant="normal" fo:text-transform="none" fo:color="#3d464d" style:font-name="monospace" fo:letter-spacing="normal" fo:font-style="normal" fo:font-weight="normal"/>
    </style:style>
    <style:style style:name="T32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8" style:family="text">
      <style:text-properties style:font-name="Open Sans" fo:font-style="normal" fo:font-weight="bold" loext:padding="0cm" loext:border="none"/>
    </style:style>
    <style:style style:name="T39" style:family="text">
      <style:text-properties style:font-name="monospace" fo:font-size="13.5pt" fo:font-weight="bold" loext:padding="0cm" loext:border="none"/>
    </style:style>
    <style:style style:name="T40" style:family="text">
      <style:text-properties style:font-name="monospace" fo:font-size="10.5pt" fo:font-weight="bold" loext:padding="0cm" loext:border="none"/>
    </style:style>
    <style:style style:name="T41" style:family="text">
      <style:text-properties style:font-name="monospace" fo:font-weight="bold" loext:padding="0cm" loext:border="none"/>
    </style:style>
    <style:style style:name="T42" style:family="text">
      <style:text-properties style:font-name="Open sans" fo:font-style="normal" fo:font-weight="bold" loext:padding="0cm" loext:border="none"/>
    </style:style>
    <style:style style:name="T43" style:family="text">
      <style:text-properties style:font-name="Open sans" fo:font-weight="bold" loext:padding="0cm" loext:border="none"/>
    </style:style>
    <style:style style:name="T44" style:family="text">
      <style:text-properties style:font-name="Open sans" fo:font-size="13.5pt" fo:font-style="normal" fo:font-weight="bold" loext:padding="0cm" loext:border="none"/>
    </style:style>
    <style:style style:name="T45" style:family="text">
      <style:text-properties style:font-name="Open sans" fo:font-size="13.5pt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01 - Integração do JPA com Pool e DataSource</text:span></text:h>
      <text:h text:style-name="P25" text:outline-level="2"><text:span text:style-name="T19">Revisão</text:span></text:h>
      <text:p text:style-name="P14"><text:span text:style-name="T9">No último capítulo vimos como funciona o ciclo de vida dos </text:span><text:span text:style-name="Emphasis"><text:span text:style-name="T10">Session Beans</text:span></text:span><text:span text:style-name="T9">. Aprendemos a configurar um método </text:span><text:span text:style-name="Emphasis"><text:span text:style-name="T10">callback</text:span></text:span><text:span text:style-name="T9"> de criação através da anotação </text:span><text:span text:style-name="Source_20_Text"><text:span text:style-name="T11">@PostConstruct</text:span></text:span><text:span text:style-name="T9">, além de configurar o </text:span><text:span text:style-name="Emphasis"><text:span text:style-name="T10">pool</text:span></text:span><text:span text:style-name="T9"> de objetos pelo servidor </text:span><text:span text:style-name="Strong_20_Emphasis"><text:span text:style-name="T10">JBoss AS</text:span></text:span><text:span text:style-name="T9">. Vimos que </text:span><text:span text:style-name="Emphasis"><text:span text:style-name="T10">Session Beans</text:span></text:span><text:span text:style-name="T9"> são automaticamente </text:span><text:span text:style-name="Emphasis"><text:span text:style-name="T10">thread safe</text:span></text:span><text:span text:style-name="T9">, e todo acesso é sincronizado.</text:span></text:p>
      <text:p text:style-name="P14"><text:span text:style-name="T9">Nos exercícios, deixamos todos os </text:span><text:span text:style-name="Strong_20_Emphasis"><text:span text:style-name="T10">DAOs</text:span></text:span><text:span text:style-name="T9"> como </text:span><text:span text:style-name="Emphasis"><text:span text:style-name="T10">Session Bean Stateless</text:span></text:span><text:span text:style-name="T9"> para em seguida injetá-los nos </text:span><text:span text:style-name="Emphasis"><text:span text:style-name="T10">beans</text:span></text:span><text:span text:style-name="T9">.</text:span></text:p>
      <text:p text:style-name="P14"><text:span text:style-name="T9">Na classe </text:span><text:span text:style-name="Strong_20_Emphasis"><text:span text:style-name="T10">Banco</text:span></text:span><text:span text:style-name="T9"> usamos um </text:span><text:span text:style-name="Emphasis"><text:span text:style-name="T10">Session Bean</text:span></text:span><text:span text:style-name="T9"> especial, o </text:span><text:span text:style-name="Emphasis"><text:span text:style-name="T10">Singleton Bean</text:span></text:span><text:span text:style-name="T9">. Ele é especial pois garante automaticamente que existirá apenas uma instância deste bean.</text:span></text:p>
      <text:p text:style-name="P14"><text:span text:style-name="T9">Todos os </text:span><text:span text:style-name="Emphasis"><text:span text:style-name="T10">beans</text:span></text:span><text:span text:style-name="T9"> foram injetados pelo </text:span><text:span text:style-name="Strong_20_Emphasis"><text:span text:style-name="Emphasis"><text:span text:style-name="T10">EJB Container</text:span></text:span></text:span><text:span text:style-name="T9"> através da anotação </text:span><text:span text:style-name="Source_20_Text"><text:span text:style-name="T11">@Inject</text:span></text:span><text:span text:style-name="T9">.</text:span></text:p>
      <text:p text:style-name="P14"><text:span text:style-name="T9">Nesse capítulo vamos focar na </text:span><text:span text:style-name="Strong_20_Emphasis"><text:span text:style-name="T10">persistência</text:span></text:span><text:span text:style-name="T9">, ou seja, na integração do </text:span><text:span text:style-name="Strong_20_Emphasis"><text:span text:style-name="T10">JPA</text:span></text:span><text:span text:style-name="T9"> com o </text:span><text:span text:style-name="Strong_20_Emphasis"><text:span text:style-name="T10">EJB</text:span></text:span><text:span text:style-name="T9">. O foco então é o uso do JPA dento do </text:span><text:span text:style-name="Emphasis"><text:span text:style-name="T10">EJB Container</text:span></text:span><text:span text:style-name="T9">. Para aqueles que gostariam de aprender o JPA mais a fundo, aconselhamos assistir ao treinamento específico de </text:span><text:span text:style-name="Strong_20_Emphasis"><text:span text:style-name="T10">JPA 2</text:span></text:span><text:span text:style-name="T9"> na plataforma Alura.</text:span></text:p>
      <text:h text:style-name="P23" text:outline-level="2">Injetando o EntityManager</text:h>
      <text:p text:style-name="P14"><text:span text:style-name="T9">Até agora usamos a classe </text:span><text:span text:style-name="Strong_20_Emphasis"><text:span text:style-name="T10">Banco</text:span></text:span><text:span text:style-name="T9"> para simular um banco de dados, mas chegou a hora de realmente </text:span><text:span text:style-name="Strong_20_Emphasis"><text:span text:style-name="T10">persistir</text:span></text:span><text:span text:style-name="T9"> os dados. O primeiro passo é injetar o </text:span><text:span text:style-name="Source_20_Text"><text:span text:style-name="T11">EntityManager</text:span></text:span><text:span text:style-name="T9">; interface principal da especificação </text:span><text:span text:style-name="Strong_20_Emphasis"><text:span text:style-name="T10">JPA</text:span></text:span><text:span text:style-name="T9">. Para tanto, onde usávamos </text:span><text:span text:style-name="Strong_20_Emphasis"><text:span text:style-name="T10">Banco</text:span></text:span><text:span text:style-name="T9">, passaremos a usar o </text:span><text:span text:style-name="Source_20_Text"><text:span text:style-name="T11">EntityManager</text:span></text:span><text:span text:style-name="T9">.</text:span></text:p>
      <text:p text:style-name="P14"><text:span text:style-name="T9">O </text:span><text:span text:style-name="Source_20_Text"><text:span text:style-name="T11">EntityManager</text:span></text:span><text:span text:style-name="T9"> possui métodos de alto nível para trabalharmos com objetos. Para </text:span><text:span text:style-name="Strong_20_Emphasis"><text:span text:style-name="T10">salvar</text:span></text:span><text:span text:style-name="T9"> o autor podemos usar o método </text:span><text:span text:style-name="Source_20_Text"><text:span text:style-name="T11">persist()</text:span></text:span><text:span text:style-name="T9">:</text:span></text:p>
      <text:p text:style-name="P27"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persist</text:span></text:span><text:span text:style-name="Source_20_Text"><text:span text:style-name="T32">(</text:span></text:span><text:span text:style-name="Source_20_Text"><text:span text:style-name="T16">autor</text:span></text:span><text:span text:style-name="Source_20_Text"><text:span text:style-name="T32">);</text:span></text:span></text:p>
      <text:p text:style-name="P14"><text:span text:style-name="T9">Para </text:span><text:span text:style-name="Strong_20_Emphasis"><text:span text:style-name="T10">listar</text:span></text:span><text:span text:style-name="T9"> todos os autores, basta executar uma </text:span><text:span text:style-name="Emphasis"><text:span text:style-name="T10">query</text:span></text:span><text:span text:style-name="T9">:</text:span></text:p>
      <text:p text:style-name="P27"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createQuery</text:span></text:span><text:span text:style-name="Source_20_Text"><text:span text:style-name="T32">(</text:span></text:span><text:span text:style-name="Source_20_Text"><text:span text:style-name="T33">"select a from Autor a"</text:span></text:span><text:span text:style-name="Source_20_Text"><text:span text:style-name="T32">,</text:span></text:span><text:span text:style-name="Source_20_Text"><text:span text:style-name="T16"> </text:span></text:span><text:span text:style-name="Source_20_Text"><text:span text:style-name="T34">Autor</text:span></text:span><text:span text:style-name="Source_20_Text"><text:span text:style-name="T32">.</text:span></text:span><text:span text:style-name="Source_20_Text"><text:span text:style-name="T35">class</text:span></text:span><text:span text:style-name="Source_20_Text"><text:span text:style-name="T32">).</text:span></text:span><text:span text:style-name="Source_20_Text"><text:span text:style-name="T16">getResultList</text:span></text:span><text:span text:style-name="Source_20_Text"><text:span text:style-name="T32">();</text:span></text:span></text:p>
      <text:p text:style-name="P14"><text:soft-page-break/><text:span text:style-name="T9">Por último, podemos </text:span><text:span text:style-name="Strong_20_Emphasis"><text:span text:style-name="T10">procurar</text:span></text:span><text:span text:style-name="T9"> um autor pelo </text:span><text:span text:style-name="Strong_20_Emphasis"><text:span text:style-name="T10">id</text:span></text:span><text:span text:style-name="T9">:</text:span></text:p>
      <text:p text:style-name="P27"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find</text:span></text:span><text:span text:style-name="Source_20_Text"><text:span text:style-name="T32">(</text:span></text:span><text:span text:style-name="Source_20_Text"><text:span text:style-name="T34">Autor</text:span></text:span><text:span text:style-name="Source_20_Text"><text:span text:style-name="T32">.</text:span></text:span><text:span text:style-name="Source_20_Text"><text:span text:style-name="T35">class</text:span></text:span><text:span text:style-name="Source_20_Text"><text:span text:style-name="T32">,</text:span></text:span><text:span text:style-name="Source_20_Text"><text:span text:style-name="T16"> autorId</text:span></text:span><text:span text:style-name="Source_20_Text"><text:span text:style-name="T32">);</text:span></text:span></text:p>
      <text:p text:style-name="P14"><text:span text:style-name="T9">Pronto, a classe </text:span><text:span text:style-name="Source_20_Text"><text:span text:style-name="T11">AutorDao</text:span></text:span><text:span text:style-name="T9"> já está compilando, agora só falta ajustar a anotação de injeção de dependência. Quando injetamos um </text:span><text:span text:style-name="Source_20_Text"><text:span text:style-name="T11">EntityManager</text:span></text:span><text:span text:style-name="T9"> não podemos utilizar a anotação </text:span><text:span text:style-name="Source_20_Text"><text:span text:style-name="T11">@Inject</text:span></text:span><text:span text:style-name="T9">. Nesse caso, o </text:span><text:span text:style-name="Emphasis"><text:span text:style-name="T10">Contexts and Dependency Injection</text:span></text:span><text:span text:style-name="T9"> (CDI), outra especificação com o foco na injeção de dependência, buscaria o </text:span><text:span text:style-name="Source_20_Text"><text:span text:style-name="T11">EntityManager</text:span></text:span><text:span text:style-name="T9">. No entanto não encontraria o objeto e causaria uma exceção. Como o </text:span><text:span text:style-name="Emphasis"><text:span text:style-name="T10">EJB Container</text:span></text:span><text:span text:style-name="T9"> administrará o JPA, é preciso usar uma anotação especifica do mundo </text:span><text:span text:style-name="Strong_20_Emphasis"><text:span text:style-name="T10">EJB</text:span></text:span><text:span text:style-name="T9">, nesse caso </text:span><text:span text:style-name="Source_20_Text"><text:span text:style-name="T11">@PersistenceContext</text:span></text:span><text:span text:style-name="T9">:</text:span></text:p>
      <text:p text:style-name="P27"><text:span text:style-name="Source_20_Text"><text:span text:style-name="T36">@PersistenceContext</text:span></text:span></text:p>
      <text:p text:style-name="P27"><text:span text:style-name="Source_20_Text"><text:span text:style-name="T34">EntityManager</text:span></text:span><text:span text:style-name="Source_20_Text"><text:span text:style-name="T16"> manager</text:span></text:span><text:span text:style-name="Source_20_Text"><text:span text:style-name="T32">;</text:span></text:span></text:p>
      <text:p text:style-name="P14"><text:span text:style-name="T9">Isso fará com que o </text:span><text:span text:style-name="Emphasis"><text:span text:style-name="T10">EJB Container</text:span></text:span><text:span text:style-name="T9"> injete o </text:span><text:span text:style-name="Source_20_Text"><text:span text:style-name="T11">EntityManager</text:span></text:span><text:span text:style-name="T9">. Mas qual banco de dados vamos utilizar e qual é o endereço desse banco? Para tudo isso realmente funcionar, temos que definir algumas configurações sobre o banco de dados.</text:span></text:p>
      <text:h text:style-name="P23" text:outline-level="2">Configuração do banco de dados</text:h>
      <text:p text:style-name="P14"><text:span text:style-name="T9">O primeiro passo é copiar o arquivo </text:span><text:span text:style-name="Source_20_Text"><text:span text:style-name="T11">persistence.xml</text:span></text:span><text:span text:style-name="T9"> que faz parte do JPA. Já preparamos o arquivo para você e está disponível dentro dos </text:span><text:span text:style-name="Emphasis"><text:span text:style-name="T10">resources</text:span></text:span><text:span text:style-name="T9">, basta copiar a pasta </text:span><text:span text:style-name="Strong_20_Emphasis"><text:span text:style-name="T10">META-INF</text:span></text:span><text:span text:style-name="T9"> para a pasta </text:span><text:span text:style-name="Strong_20_Emphasis"><text:span text:style-name="T10">src</text:span></text:span><text:span text:style-name="T9"> do projeto </text:span><text:span text:style-name="Emphasis"><text:span text:style-name="T10">livraria</text:span></text:span><text:span text:style-name="T9">.</text:span></text:p>
      <text:p text:style-name="P14"><text:span text:style-name="T9">O arquivo </text:span><text:span text:style-name="Source_20_Text"><text:span text:style-name="T11">persistence.xml</text:span></text:span><text:span text:style-name="T9"> possui algumas configurações específicas do mundo JPA como, o nome da unidade da persistência, o provedor de persistência e as entidades do projeto - todas elas explicadas no treinamento JPA 2 da plataforma Alura.</text:span></text:p>
      <text:p text:style-name="P14"><text:span text:style-name="T9">Também há algumas propriedades sobre a conexão com o banco de dados, usuário, senha e o </text:span><text:span text:style-name="Emphasis"><text:span text:style-name="T10">driver connector</text:span></text:span><text:span text:style-name="T9"> utilizadas. O problema é que não devemos configurar os dados da conexão dentro do </text:span><text:span text:style-name="Source_20_Text"><text:span text:style-name="T11">persistence.xml</text:span></text:span><text:span text:style-name="T9">. Quem é responsável por fornecer a conexão é o </text:span><text:span text:style-name="Emphasis"><text:span text:style-name="T10">EJB Container</text:span></text:span><text:span text:style-name="T9">! É um serviço que o servidor disponibilizará para a aplicação.</text:span></text:p>
      <text:p text:style-name="P14"><text:span text:style-name="T9">A única coisa que deve ser feita dentro do </text:span><text:span text:style-name="Source_20_Text"><text:span text:style-name="T11">persistence.xml</text:span></text:span><text:span text:style-name="T9"> é configurar o endereço do serviço. Para isso, existe a configuração </text:span><text:span text:style-name="Source_20_Text"><text:span text:style-name="T11">&lt;jta-data-source&gt;</text:span></text:span><text:span text:style-name="T9">. Vamos deixar o endereço ainda com interrogações para entender como configura-lo primeiro.</text:span></text:p>
      <text:h text:style-name="P23" text:outline-level="2"><text:soft-page-break/>Usando o datasource</text:h>
      <text:p text:style-name="P14"><text:span text:style-name="T9">Como já falamos antes, é responsabilidade do servidor fornecer a conexão com o banco de dados. Uma conexão é feita através de um </text:span><text:span text:style-name="Emphasis"><text:span text:style-name="T10">driver connector</text:span></text:span><text:span text:style-name="T9">, por isso precisamos registrar o </text:span><text:span text:style-name="Emphasis"><text:span text:style-name="T10">driver</text:span></text:span><text:span text:style-name="T9"> do banco </text:span><text:span text:style-name="Strong_20_Emphasis"><text:span text:style-name="T10">MySQL</text:span></text:span><text:span text:style-name="T9"> como módulo no </text:span><text:span text:style-name="Strong_20_Emphasis"><text:span text:style-name="T10">JBoss AS</text:span></text:span><text:span text:style-name="T9">.</text:span></text:p>
      <text:p text:style-name="P14"><text:span text:style-name="T9">Dentro da pasta </text:span><text:span text:style-name="Strong_20_Emphasis"><text:span text:style-name="T10">resources</text:span></text:span><text:span text:style-name="T9"> nos </text:span><text:span text:style-name="Emphasis"><text:span text:style-name="T10">downloads</text:span></text:span><text:span text:style-name="T9"> já temos o módulo preparado, que consiste de um arquivo XML e um JAR do </text:span><text:span text:style-name="Emphasis"><text:span text:style-name="T10">connector</text:span></text:span><text:span text:style-name="T9">. Esses dois arquivos devem ser copiados para a pasta </text:span><text:span text:style-name="Strong_20_Emphasis"><text:span text:style-name="T10">modules</text:span></text:span><text:span text:style-name="T9"> do </text:span><text:span text:style-name="Strong_20_Emphasis"><text:span text:style-name="T10">JBoss AS</text:span></text:span><text:span text:style-name="T9">.</text:span></text:p>
      <text:p text:style-name="P14"><text:span text:style-name="T9">Internamente o </text:span><text:span text:style-name="Strong_20_Emphasis"><text:span text:style-name="T10">JBoss AS</text:span></text:span><text:span text:style-name="T9"> organiza seus módulos em pacotes, por isso devemos navegar para a pasta </text:span><text:span text:style-name="Source_20_Text"><text:span text:style-name="T11">modules/com</text:span></text:span><text:span text:style-name="T9">. Dentro da pasta </text:span><text:span text:style-name="Source_20_Text"><text:span text:style-name="T11">com</text:span></text:span><text:span text:style-name="T9"> criaremos uma nova pasta </text:span><text:span text:style-name="Source_20_Text"><text:span text:style-name="T11">mysql</text:span></text:span><text:span text:style-name="T9"> e dentro dela uma pasta </text:span><text:span text:style-name="Source_20_Text"><text:span text:style-name="T11">main</text:span></text:span><text:span text:style-name="T9">. Dentro da pasta </text:span><text:span text:style-name="Source_20_Text"><text:span text:style-name="T11">main</text:span></text:span><text:span text:style-name="T9"> colocaremos o arquivo XML e o JAR (hierarquia final das pastas: </text:span><text:span text:style-name="Source_20_Text"><text:span text:style-name="T11">jboss/modules/com/mysql/main</text:span></text:span><text:span text:style-name="T9">).</text:span></text:p>
      <text:p text:style-name="P14"><text:span text:style-name="T9">Ao iniciar o </text:span><text:span text:style-name="Strong_20_Emphasis"><text:span text:style-name="T10">JBoss AS</text:span></text:span><text:span text:style-name="T9">, ele já carregará o novo módulo. Agora falta dizer ao </text:span><text:span text:style-name="Strong_20_Emphasis"><text:span text:style-name="T10">JBoss AS</text:span></text:span><text:span text:style-name="T9"> que esse módulo representa um </text:span><text:span text:style-name="Emphasis"><text:span text:style-name="T10">driver connector</text:span></text:span><text:span text:style-name="T9">. Isso é feito no arquivo de configurações </text:span><text:span text:style-name="Source_20_Text"><text:span text:style-name="T11">standalone.xml</text:span></text:span><text:span text:style-name="T9">.</text:span></text:p>
      <text:p text:style-name="P14"><text:span text:style-name="T9">Vamos abrir o XML dentro de um editor de texto qualquer e procurar pelo elemento </text:span><text:span text:style-name="Source_20_Text"><text:span text:style-name="T11">&lt;drivers&gt;</text:span></text:span><text:span text:style-name="T9">. Dentro desse elemento vamos copiar a configuração do </text:span><text:span text:style-name="Emphasis"><text:span text:style-name="T10">driver</text:span></text:span><text:span text:style-name="T9"> que já está disponível na pasta </text:span><text:span text:style-name="Strong_20_Emphasis"><text:span text:style-name="T10">resources</text:span></text:span><text:span text:style-name="T9">.</text:span></text:p>
      <text:p text:style-name="P27"><text:span text:style-name="Source_20_Text"><text:span text:style-name="T36">&lt;driver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com.mysql"</text:span></text:span><text:span text:style-name="Source_20_Text"><text:span text:style-name="T16"> </text:span></text:span><text:span text:style-name="Source_20_Text"><text:span text:style-name="T33">module</text:span></text:span><text:span text:style-name="Source_20_Text"><text:span text:style-name="T32">=</text:span></text:span><text:span text:style-name="Source_20_Text"><text:span text:style-name="T35">"com.mysql"</text:span></text:span><text:span text:style-name="Source_20_Text"><text:span text:style-name="T36">&gt;</text:span></text:span></text:p>
      <text:p text:style-name="P27"><text:span text:style-name="Source_20_Text"><text:span text:style-name="T18"><text:s text:c="4"/></text:span></text:span><text:span text:style-name="Source_20_Text"><text:span text:style-name="T36">&lt;xa-datasource-class&gt;</text:span></text:span></text:p>
      <text:p text:style-name="P29"><text:span text:style-name="Source_20_Text"><text:span text:style-name="T18"><text:s text:c="8"/></text:span></text:span><text:span text:style-name="Source_20_Text"><text:span text:style-name="T16">com.mysql.jdbc.jdbc2.optional.MysqlXADataSource</text:span></text:span></text:p>
      <text:p text:style-name="P27"><text:span text:style-name="Source_20_Text"><text:span text:style-name="T18"><text:s text:c="4"/></text:span></text:span><text:span text:style-name="Source_20_Text"><text:span text:style-name="T36">&lt;/xa-datasource-class&gt;</text:span></text:span></text:p>
      <text:p text:style-name="P27"><text:span text:style-name="Source_20_Text"><text:span text:style-name="T36">&lt;/driver&gt;</text:span></text:span></text:p>
      <text:p text:style-name="P14"><text:span text:style-name="T9">A configuração do </text:span><text:span text:style-name="Emphasis"><text:span text:style-name="T10">driver</text:span></text:span><text:span text:style-name="T9"> refere-se ao módulo definido anteriormente e fornece um nome para esse </text:span><text:span text:style-name="Emphasis"><text:span text:style-name="T10">driver</text:span></text:span><text:span text:style-name="T9">, além de especificar o nome da classe.</text:span></text:p>
      <text:p text:style-name="P14"><text:span text:style-name="T9">Por último, falta configurar o componente que no JavaEE chamamos de </text:span><text:span text:style-name="Emphasis"><text:span text:style-name="T10">DataSource</text:span></text:span><text:span text:style-name="T9">. Em uma aplicação mais robusta, é boa prática utilizar um </text:span><text:span text:style-name="Emphasis"><text:span text:style-name="T10">pool</text:span></text:span><text:span text:style-name="T9"> de conexões. Cabe ao </text:span><text:span text:style-name="Emphasis"><text:span text:style-name="T10">pool</text:span></text:span><text:span text:style-name="T9"> gerenciar e verificar as conexões disponíveis. Como existem várias implementações de </text:span><text:span text:style-name="Emphasis"><text:span text:style-name="T10">pool</text:span></text:span><text:span text:style-name="T9"> no mercado, o JavaEE define um padrão que se chama </text:span><text:span text:style-name="Emphasis"><text:span text:style-name="T10">DataSource</text:span></text:span><text:span text:style-name="T9">. Podemos dizer de maneira simplificada que um </text:span><text:span text:style-name="Emphasis"><text:span text:style-name="T10">DataSource</text:span></text:span><text:span text:style-name="T9"> é a interface do </text:span><text:span text:style-name="Emphasis"><text:span text:style-name="T10">pool</text:span></text:span><text:span text:style-name="T9"> de conexões.</text:span></text:p>
      <text:p text:style-name="P14"><text:span text:style-name="T9">Podemos ver no arquivo XML que até já existe um </text:span><text:span text:style-name="Source_20_Text"><text:span text:style-name="T11">datasource</text:span></text:span><text:span text:style-name="T9"> dentro do </text:span><text:span text:style-name="Strong_20_Emphasis"><text:span text:style-name="T10">JBoss AS</text:span></text:span><text:span text:style-name="T9">. Nele podemos ver o </text:span><text:span text:style-name="Strong_20_Emphasis"><text:span text:style-name="T10">min</text:span></text:span><text:span text:style-name="T9"> e </text:span><text:span text:style-name="Strong_20_Emphasis"><text:span text:style-name="T10">max</text:span></text:span><text:span text:style-name="T9"> de conexões definidos, </text:span><text:soft-page-break/><text:span text:style-name="T9">além do nome do </text:span><text:span text:style-name="Emphasis"><text:span text:style-name="T10">driver</text:span></text:span><text:span text:style-name="T9"> responsável e os dados sobre o usuário e senha do banco.</text:span></text:p>
      <text:p text:style-name="P14"><text:span text:style-name="T9">Agora só precisamos definir o nosso próprio </text:span><text:span text:style-name="Source_20_Text"><text:span text:style-name="T11">datasource</text:span></text:span><text:span text:style-name="T9">. Isso também já está preparado dentro da pasta </text:span><text:span text:style-name="Strong_20_Emphasis"><text:span text:style-name="T10">resources</text:span></text:span><text:span text:style-name="T9">. Basta copiar e colar a definição do </text:span><text:span text:style-name="Source_20_Text"><text:span text:style-name="T11">datasource</text:span></text:span><text:span text:style-name="T9"> para o arquivo </text:span><text:span text:style-name="Source_20_Text"><text:span text:style-name="T11">standalone.xml</text:span></text:span><text:span text:style-name="T9">.</text:span></text:p>
      <text:p text:style-name="P27"><text:span text:style-name="Source_20_Text"><text:span text:style-name="T36">&lt;datasource</text:span></text:span><text:span text:style-name="Source_20_Text"><text:span text:style-name="T16"> </text:span></text:span><text:span text:style-name="Source_20_Text"><text:span text:style-name="T33">jndi-name</text:span></text:span><text:span text:style-name="Source_20_Text"><text:span text:style-name="T32">=</text:span></text:span><text:span text:style-name="Source_20_Text"><text:span text:style-name="T35">"java:/livrariaDS"</text:span></text:span><text:span text:style-name="Source_20_Text"><text:span text:style-name="T16"> </text:span></text:span><text:span text:style-name="Source_20_Text"><text:span text:style-name="T33">pool-name</text:span></text:span><text:span text:style-name="Source_20_Text"><text:span text:style-name="T32">=</text:span></text:span><text:span text:style-name="Source_20_Text"><text:span text:style-name="T35">"livrariaDS"</text:span></text:span></text:p>
      <text:p text:style-name="P27"><text:span text:style-name="Source_20_Text"><text:span text:style-name="T18"><text:s text:c="4"/></text:span></text:span><text:span text:style-name="Source_20_Text"><text:span text:style-name="T33">enabled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16"> </text:span></text:span><text:span text:style-name="Source_20_Text"><text:span text:style-name="T33">use-java-context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36">&gt;</text:span></text:span></text:p>
      <text:p text:style-name="P29"/>
      <text:p text:style-name="P27"><text:span text:style-name="Source_20_Text"><text:span text:style-name="T18"><text:s text:c="4"/></text:span></text:span><text:span text:style-name="Source_20_Text"><text:span text:style-name="T36">&lt;connection-url&gt;</text:span></text:span><text:span text:style-name="Source_20_Text"><text:span text:style-name="T16">jdbc:mysql://localhost:3306/livraria</text:span></text:span><text:span text:style-name="Source_20_Text"><text:span text:style-name="T36">&lt;/connection-url&gt;</text:span></text:span></text:p>
      <text:p text:style-name="P27"><text:span text:style-name="Source_20_Text"><text:span text:style-name="T18"><text:s text:c="4"/></text:span></text:span><text:span text:style-name="Source_20_Text"><text:span text:style-name="T36">&lt;driver&gt;</text:span></text:span><text:span text:style-name="Source_20_Text"><text:span text:style-name="T16">com.mysql</text:span></text:span><text:span text:style-name="Source_20_Text"><text:span text:style-name="T36">&lt;/driver&gt;</text:span></text:span></text:p>
      <text:p text:style-name="P27"><text:span text:style-name="Source_20_Text"><text:span text:style-name="T18"><text:s text:c="4"/></text:span></text:span><text:span text:style-name="Source_20_Text"><text:span text:style-name="T36">&lt;pool&gt;</text:span></text:span></text:p>
      <text:p text:style-name="P27"><text:span text:style-name="Source_20_Text"><text:span text:style-name="T18"><text:s text:c="8"/></text:span></text:span><text:span text:style-name="Source_20_Text"><text:span text:style-name="T36">&lt;min-pool-size&gt;</text:span></text:span><text:span text:style-name="Source_20_Text"><text:span text:style-name="T16">10</text:span></text:span><text:span text:style-name="Source_20_Text"><text:span text:style-name="T36">&lt;/min-pool-size&gt;</text:span></text:span></text:p>
      <text:p text:style-name="P27"><text:span text:style-name="Source_20_Text"><text:span text:style-name="T18"><text:s text:c="8"/></text:span></text:span><text:span text:style-name="Source_20_Text"><text:span text:style-name="T36">&lt;max-pool-size&gt;</text:span></text:span><text:span text:style-name="Source_20_Text"><text:span text:style-name="T16">100</text:span></text:span><text:span text:style-name="Source_20_Text"><text:span text:style-name="T36">&lt;/max-pool-size&gt;</text:span></text:span></text:p>
      <text:p text:style-name="P27"><text:span text:style-name="Source_20_Text"><text:span text:style-name="T18"><text:s text:c="8"/></text:span></text:span><text:span text:style-name="Source_20_Text"><text:span text:style-name="T36">&lt;prefill&gt;</text:span></text:span><text:span text:style-name="Source_20_Text"><text:span text:style-name="T16">true</text:span></text:span><text:span text:style-name="Source_20_Text"><text:span text:style-name="T36">&lt;/prefill&gt;</text:span></text:span></text:p>
      <text:p text:style-name="P27"><text:span text:style-name="Source_20_Text"><text:span text:style-name="T18"><text:s text:c="4"/></text:span></text:span><text:span text:style-name="Source_20_Text"><text:span text:style-name="T36">&lt;/pool&gt;</text:span></text:span></text:p>
      <text:p text:style-name="P27"><text:span text:style-name="Source_20_Text"><text:span text:style-name="T18"><text:s text:c="4"/></text:span></text:span><text:span text:style-name="Source_20_Text"><text:span text:style-name="T36">&lt;security&gt;</text:span></text:span></text:p>
      <text:p text:style-name="P27"><text:span text:style-name="Source_20_Text"><text:span text:style-name="T18"><text:s text:c="8"/></text:span></text:span><text:span text:style-name="Source_20_Text"><text:span text:style-name="T36">&lt;user-name&gt;</text:span></text:span><text:span text:style-name="Source_20_Text"><text:span text:style-name="T16">root</text:span></text:span><text:span text:style-name="Source_20_Text"><text:span text:style-name="T36">&lt;/user-name&gt;</text:span></text:span></text:p>
      <text:p text:style-name="P27"><text:span text:style-name="Source_20_Text"><text:span text:style-name="T18"><text:s text:c="8"/></text:span></text:span><text:span text:style-name="Source_20_Text"><text:span text:style-name="T36">&lt;password&gt;&lt;/password&gt;</text:span></text:span></text:p>
      <text:p text:style-name="P27"><text:span text:style-name="Source_20_Text"><text:span text:style-name="T18"><text:s text:c="4"/></text:span></text:span><text:span text:style-name="Source_20_Text"><text:span text:style-name="T36">&lt;/security&gt;</text:span></text:span></text:p>
      <text:p text:style-name="P27"><text:span text:style-name="Source_20_Text"><text:span text:style-name="T36">&lt;/datasource&gt;</text:span></text:span></text:p>
      <text:p text:style-name="P14"><text:span text:style-name="T9">Repare que aquelas configurações do </text:span><text:span text:style-name="Source_20_Text"><text:span text:style-name="T11">persistence.xml</text:span></text:span><text:span text:style-name="T9"> estão dentro do </text:span><text:span text:style-name="Source_20_Text"><text:span text:style-name="T11">datasource</text:span></text:span><text:span text:style-name="T9"> agora. O servidor </text:span><text:span text:style-name="Strong_20_Emphasis"><text:span text:style-name="T10">JBoss AS</text:span></text:span><text:span text:style-name="T9"> então criará o </text:span><text:span text:style-name="Emphasis"><text:span text:style-name="T10">pool</text:span></text:span><text:span text:style-name="T9"> de conexões disponibilizando-o para as aplicações. A única coisa que as aplicações precisam saber é o endereço do serviço. Em nosso caso o endereço é </text:span><text:span text:style-name="Source_20_Text"><text:span text:style-name="T11">java:/livrariaDS</text:span></text:span><text:span text:style-name="T9">.</text:span></text:p>
      <text:p text:style-name="P14"><text:span text:style-name="T9">Vamos copiar e colar este endereço no </text:span><text:span text:style-name="Source_20_Text"><text:span text:style-name="T11">persistence.xml</text:span></text:span><text:span text:style-name="T9">. Pronto, a única informação que a aplicação precisa saber agora é que está acessando um </text:span><text:span text:style-name="Source_20_Text"><text:span text:style-name="T11">datasource</text:span></text:span><text:span text:style-name="T9"> que se chama </text:span><text:span text:style-name="Source_20_Text"><text:span text:style-name="T11">livrariaDS</text:span></text:span><text:span text:style-name="T9">. Os detalhes da configuração estão totalmente desacoplados da aplicação.</text:span></text:p>
      <text:p text:style-name="P14"><text:span text:style-name="T9"/></text:p>
      <text:h text:style-name="P23" text:outline-level="2"><text:soft-page-break/>Preparação do banco de dados</text:h>
      <text:p text:style-name="P18">Vamos reiniciar o servidor e ficaramos atentos à saída no console para perceber possíveis problemas de configuração.</text:p>
      <text:p text:style-name="P14"><text:span text:style-name="T9">Para nossa surpresa o </text:span><text:span text:style-name="Strong_20_Emphasis"><text:span text:style-name="T10">JBoss AS</text:span></text:span><text:span text:style-name="T9"> jogou uma exceção. A mensagem </text:span><text:span text:style-name="Emphasis"><text:span text:style-name="T10">Unkown Database</text:span></text:span><text:span text:style-name="T9"> indica que o MySQL não conhece o banco </text:span><text:span text:style-name="Source_20_Text"><text:span text:style-name="T11">livraria</text:span></text:span><text:span text:style-name="T9">. Esquecemos de preparar o MySQL.</text:span></text:p>
      <text:p text:style-name="P18">Para resolver o problema vamos abrir um terminal e abrir uma conexão com o MySQL. Em nosso caso basta digitar:</text:p>
      <text:p text:style-name="P27"><text:span text:style-name="Source_20_Text"><text:span text:style-name="T16">mysql </text:span></text:span><text:span text:style-name="Source_20_Text"><text:span text:style-name="T32">-</text:span></text:span><text:span text:style-name="Source_20_Text"><text:span text:style-name="T16">u root</text:span></text:span></text:p>
      <text:p text:style-name="P18">Uma vez estabelecida a conexão do terminal com MySQL podemos criar e testar o banco:</text:p>
      <text:p text:style-name="P27"><text:span text:style-name="Source_20_Text"><text:span text:style-name="T16">create database livraria</text:span></text:span><text:span text:style-name="Source_20_Text"><text:span text:style-name="T32">;</text:span></text:span></text:p>
      <text:p text:style-name="P27"><text:span text:style-name="Source_20_Text"><text:span text:style-name="T35">use</text:span></text:span><text:span text:style-name="Source_20_Text"><text:span text:style-name="T16"> livraria</text:span></text:span><text:span text:style-name="Source_20_Text"><text:span text:style-name="T32">;</text:span></text:span></text:p>
      <text:p text:style-name="P27"><text:span text:style-name="Source_20_Text"><text:span text:style-name="T16">show tables</text:span></text:span><text:span text:style-name="Source_20_Text"><text:span text:style-name="T32">;</text:span></text:span></text:p>
      <text:p text:style-name="P14"><text:span text:style-name="T9">Como acabamos de criar o banco, ainda não há nenhuma tabela. Voltando ao Eclipse, vamos novamente iniciar o </text:span><text:span text:style-name="Strong_20_Emphasis"><text:span text:style-name="T10">JBoss AS</text:span></text:span><text:span text:style-name="T9">.</text:span></text:p>
      <text:p text:style-name="P14"><text:span text:style-name="T9">Dessa vez o servidor iniciou sem problemas. Até podemos observar no console que as </text:span><text:span text:style-name="Emphasis"><text:span text:style-name="T10">tables</text:span></text:span><text:span text:style-name="T9"> foram criadas no banco.</text:span></text:p>
      <text:p text:style-name="P15"><text:span text:style-name="T9">Com o terminal ainda aberto testaremos rapidamente se as tabelas realmente existem. Basta repetir o comando </text:span><text:span text:style-name="Source_20_Text"><text:span text:style-name="T11">show tables</text:span></text:span><text:span text:style-name="T9">. O terminal mostrará as tabelas corretamente.</text:span></text:p>
      <text:h text:style-name="P24" text:outline-level="2">Testando a persistência</text:h>
      <text:p text:style-name="P18">Chegou a hora de testar a aplicação pela interface web.</text:p>
      <text:p text:style-name="P14"><text:span text:style-name="T9">No navegador, após o </text:span><text:span text:style-name="Emphasis"><text:span text:style-name="T10">login</text:span></text:span><text:span text:style-name="T9">, podemos ver que o </text:span><text:span text:style-name="Emphasis"><text:span text:style-name="T10">combobox</text:span></text:span><text:span text:style-name="T9"> dos autores está vazio. Isso faz sentido pois não cadastramos ainda nenhum autor. Vamos verificar o cadastro de autores e inserir alguns autores.</text:span></text:p>
      <text:p text:style-name="P14"><text:span text:style-name="T9">Agora, no </text:span><text:span text:style-name="Emphasis"><text:span text:style-name="T10">combobox</text:span></text:span><text:span text:style-name="T9"> aparecem corretamente os autores que indicam a execução sem problemas. Vamos verificar o console, nele aparece o SQL gerado pelo JPA.</text:span></text:p>
      <text:p text:style-name="P14"><text:span text:style-name="T9">A próxima tarefa é alterar o </text:span><text:span text:style-name="Source_20_Text"><text:span text:style-name="T11">UsuarioDao</text:span></text:span><text:span text:style-name="T9">, que ainda usa a classe antiga. Mas isso ficará para os exercícios.</text:span></text:p>
      <text:p text:style-name="Standard"/>
      <text:p text:style-name="Standard"/>
      <text:p text:style-name="Standard"/>
      <text:h text:style-name="P6" text:outline-level="1"><text:soft-page-break/><text:span text:style-name="T38">02 - Exercício 1</text:span></text:h>
      <text:p text:style-name="P1"/>
      <text:p text:style-name="P32"><text:span text:style-name="Emphasis"><text:span text:style-name="T13">"Praticamente todos os sistemas que desenvolvemos, em algum momento, precisarão </text:span></text:span><text:span text:style-name="Emphasis"><text:span text:style-name="Strong_20_Emphasis"><text:span text:style-name="T10">gerenciar seus dados armazenados em algum lugar</text:span></text:span></text:span><text:span text:style-name="Emphasis"><text:span text:style-name="T13">. Em Java, uma especificação pode facilitar muito esse processo, a </text:span></text:span><text:span text:style-name="Emphasis"><text:span text:style-name="Strong_20_Emphasis"><text:span text:style-name="T10">Java Persistence API</text:span></text:span></text:span><text:span text:style-name="Emphasis"><text:span text:style-name="T13"> (JPA)."</text:span></text:span><text:span text:style-name="T9">Qual a principal </text:span><text:span text:style-name="Strong_20_Emphasis"><text:span text:style-name="T10">interface da JPA</text:span></text:span><text:span text:style-name="T9"> que deve ser utilizada para gerenciar esses dados</text:span></text:p>
      <text:p text:style-name="P1"><text:span text:style-name="T9">A </text:span><text:span text:style-name="Emphasis"><text:span text:style-name="T4">EntityManager</text:span></text:span><text:span text:style-name="T17"> </text:span><text:span text:style-name="T9">é a interface principal da especificação JPA. Ela serve para gerenciar os dados armazenados pelos sistemas.</text:span></text:p>
      <text:p text:style-name="P1"><text:span text:style-name="T9"/></text:p>
      <text:p text:style-name="P1"><text:span text:style-name="T9"/></text:p>
      <text:h text:style-name="P5" text:outline-level="1"><text:span text:style-name="T7">03</text:span><text:span text:style-name="T8"> - </text:span><text:span text:style-name="T7">Exercício 2</text:span></text:h>
      <text:p text:style-name="P1"><text:span text:style-name="T9"/></text:p>
      <text:p text:style-name="P2"><text:span text:style-name="T9">Uma das grandes sacadas do</text:span><text:span text:style-name="Emphasis"><text:span text:style-name="T15">Java EE</text:span></text:span><text:span text:style-name="T9"> é a possibilidade de integrar os benefícios de várias especificações para facilitar a vida do desenvolvedor. No caso de integrarmos a </text:span><text:span text:style-name="Strong_20_Emphasis"><text:span text:style-name="T14">JPA</text:span></text:span><text:span text:style-name="T9"> com os </text:span><text:span text:style-name="Strong_20_Emphasis"><text:span text:style-name="T14">EJBs</text:span></text:span><text:span text:style-name="T9">, qual anotação que devemos utilizar para fazer a "injeção" de um </text:span><text:span text:style-name="Source_20_Text"><text:span text:style-name="T20">EntityManager</text:span></text:span><text:span text:style-name="T9"> no </text:span><text:span text:style-name="Emphasis"><text:span text:style-name="T15">Session Bean</text:span></text:span></text:p>
      <text:p text:style-name="P1"><text:span text:style-name="Emphasis"><text:span text:style-name="T10"/></text:span></text:p>
      <text:p text:style-name="P1"><text:span text:style-name="Emphasis"><text:span text:style-name="T10">Como o </text:span></text:span><text:span text:style-name="Emphasis"><text:span text:style-name="T15">EJB Container</text:span></text:span><text:span text:style-name="Emphasis"><text:span text:style-name="T10"> administrará o </text:span></text:span><text:span text:style-name="Emphasis"><text:span text:style-name="Strong_20_Emphasis"><text:span text:style-name="T14">JPA</text:span></text:span></text:span><text:span text:style-name="Emphasis"><text:span text:style-name="T10">, é preciso usar uma anotação especifica do mundo </text:span></text:span><text:span text:style-name="Emphasis"><text:span text:style-name="Strong_20_Emphasis"><text:span text:style-name="T14">EJB</text:span></text:span></text:span><text:span text:style-name="Emphasis"><text:span text:style-name="T10">para fazer a "injeção" do </text:span></text:span><text:span text:style-name="Emphasis"><text:span text:style-name="Source_20_Text"><text:span text:style-name="T21">EntityManager</text:span></text:span></text:span><text:span text:style-name="Emphasis"><text:span text:style-name="T10">, nesse caso, precisamos utilizar </text:span></text:span><text:span text:style-name="Emphasis"><text:span text:style-name="Source_20_Text"><text:span text:style-name="T21">@PersistenceContext</text:span></text:span></text:span><text:span text:style-name="Emphasis"><text:span text:style-name="T10">.</text:span></text:span></text:p>
      <text:p text:style-name="P1"><text:span text:style-name="Emphasis"><text:span text:style-name="T10"/></text:span></text:p>
      <text:p text:style-name="P1"><text:span text:style-name="Emphasis"><text:span text:style-name="T10"/></text:span></text:p>
      <text:h text:style-name="P7" text:outline-level="1"><text:span text:style-name="Emphasis"><text:span text:style-name="T27">04</text:span></text:span><text:span text:style-name="Emphasis"><text:span text:style-name="T28"> - </text:span></text:span><text:span text:style-name="Emphasis"><text:span text:style-name="T27">Exercício 3</text:span></text:span></text:h>
      <text:p text:style-name="P1"><text:span text:style-name="Emphasis"><text:span text:style-name="T10"/></text:span></text:p>
      <text:p text:style-name="P1"><text:span text:style-name="Emphasis"><text:span text:style-name="T10">Já com um </text:span></text:span><text:span text:style-name="Emphasis"><text:span text:style-name="Source_20_Text"><text:span text:style-name="T21">EntityManager </text:span></text:span></text:span><text:span text:style-name="Emphasis"><text:span text:style-name="T10">injetado no </text:span></text:span><text:span text:style-name="Emphasis"><text:span text:style-name="T15">Session Bean</text:span></text:span><text:span text:style-name="Emphasis"><text:span text:style-name="T10">, usando poucos métodos desse </text:span></text:span><text:span text:style-name="Emphasis"><text:span text:style-name="Source_20_Text"><text:span text:style-name="T21">EntityManager </text:span></text:span></text:span><text:span text:style-name="Emphasis"><text:span text:style-name="T10">podemos gerenciar nossos dados. Quais seriam os métodos que usaríamos para salvar e buscar dados, respectivamente?</text:span></text:span></text:p>
      <text:p text:style-name="P1"><text:span text:style-name="Emphasis"><text:span text:style-name="T10"/></text:span></text:p>
      <text:p text:style-name="P1"><text:span text:style-name="Emphasis"><text:span text:style-name="T10">Usando o </text:span></text:span><text:span text:style-name="Emphasis"><text:span text:style-name="Source_20_Text"><text:span text:style-name="T21">EntityManager</text:span></text:span></text:span><text:span text:style-name="Emphasis"><text:span text:style-name="T10">, para salvar os dados usaríamos o método </text:span></text:span><text:span text:style-name="Emphasis"><text:span text:style-name="Source_20_Text"><text:span text:style-name="T21">.persist(...)</text:span></text:span></text:span><text:span text:style-name="Emphasis"><text:span text:style-name="T10"> e para buscar os dados na base poderíamos utilizar </text:span></text:span><text:span text:style-name="Emphasis"><text:span text:style-name="Source_20_Text"><text:span text:style-name="T21">.find(...)</text:span></text:span></text:span><text:span text:style-name="Emphasis"><text:span text:style-name="T10"> ou </text:span></text:span><text:span text:style-name="Emphasis"><text:span text:style-name="Source_20_Text"><text:span text:style-name="T21">.getReference(...)</text:span></text:span></text:span><text:span text:style-name="Emphasis"><text:span text:style-name="T10">.</text:span></text:span></text:p>
      <text:h text:style-name="P8" text:outline-level="1"><text:span text:style-name="Emphasis"><text:span text:style-name="T27">05</text:span></text:span><text:span text:style-name="Emphasis"><text:span text:style-name="T28"> - </text:span></text:span><text:span text:style-name="Emphasis"><text:span text:style-name="T27">Exercício 4</text:span></text:span></text:h>
      <text:p text:style-name="P1"><text:span text:style-name="Emphasis"><text:span text:style-name="T10"/></text:span></text:p>
      <text:p text:style-name="P31"><text:span text:style-name="Emphasis"><text:span text:style-name="T10">"Quem é responsável em fornecer a conexão ao banco de dados é o </text:span></text:span><text:span text:style-name="Emphasis"><text:span text:style-name="Strong_20_Emphasis"><text:span text:style-name="T10">EJB Container</text:span></text:span></text:span><text:span text:style-name="Emphasis"><text:span text:style-name="T10">! É um serviço que o servidor deverá disponibilizar para as aplicações."</text:span></text:span></text:p>
      <text:h text:style-name="P26" text:outline-level="2"><text:span text:style-name="T9">Para que isso seja possível, devemos configurar um </text:span><text:span text:style-name="Emphasis"><text:span text:style-name="T10">datasource</text:span></text:span><text:span text:style-name="T9"> no servidor, que posteriormente criará um </text:span><text:span text:style-name="Emphasis"><text:span text:style-name="T10">pool</text:span></text:span><text:span text:style-name="T9"> de conexões e o disponibilizará ao </text:span><text:span text:style-name="Strong_20_Emphasis"><text:span text:style-name="T10">JPA</text:span></text:span><text:span text:style-name="T9"> pelo arquivo </text:span><text:span text:style-name="Source_20_Text"><text:span text:style-name="T11">persistence.xml</text:span></text:span><text:span text:style-name="T9">.</text:span></text:h>
      <text:h text:style-name="P26" text:outline-level="2"><text:span text:style-name="T9">Dada a configuração abaixo, como ficaria o trecho de configuração no </text:span><text:span text:style-name="Source_20_Text"><text:span text:style-name="T11">persistence.xml</text:span></text:span><text:span text:style-name="T9"> para utilizar esse </text:span><text:span text:style-name="Emphasis"><text:span text:style-name="T10">datasource</text:span></text:span><text:span text:style-name="T9">?</text:span></text:h>
      <text:p text:style-name="P28"><text:span text:style-name="Source_20_Text"><text:span text:style-name="T36">&lt;datasource</text:span></text:span><text:span text:style-name="Source_20_Text"><text:span text:style-name="T16"> </text:span></text:span><text:span text:style-name="Source_20_Text"><text:span text:style-name="T33">jndi-name</text:span></text:span><text:span text:style-name="Source_20_Text"><text:span text:style-name="T32">=</text:span></text:span><text:span text:style-name="Source_20_Text"><text:span text:style-name="T35">"java:/livrariaDS"</text:span></text:span><text:span text:style-name="Source_20_Text"><text:span text:style-name="T16"> </text:span></text:span><text:span text:style-name="Source_20_Text"><text:span text:style-name="T33">pool-name</text:span></text:span><text:span text:style-name="Source_20_Text"><text:span text:style-name="T32">=</text:span></text:span><text:span text:style-name="Source_20_Text"><text:span text:style-name="T35">"livrariaDS"</text:span></text:span></text:p>
      <text:p text:style-name="P28"><text:span text:style-name="Source_20_Text"><text:span text:style-name="T18"><text:s text:c="4"/></text:span></text:span><text:span text:style-name="Source_20_Text"><text:span text:style-name="T33">enabled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16"> </text:span></text:span><text:span text:style-name="Source_20_Text"><text:span text:style-name="T33">use-java-context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36">&gt;</text:span></text:span></text:p>
      <text:p text:style-name="P30"/>
      <text:p text:style-name="P28"><text:span text:style-name="Source_20_Text"><text:span text:style-name="T18"><text:s text:c="4"/></text:span></text:span><text:span text:style-name="Source_20_Text"><text:span text:style-name="T36">&lt;connection-url&gt;</text:span></text:span><text:span text:style-name="Source_20_Text"><text:span text:style-name="T16">jdbc:mysql://localhost:3306/livraria</text:span></text:span><text:span text:style-name="Source_20_Text"><text:span text:style-name="T36">&lt;/connection-url&gt;</text:span></text:span></text:p>
      <text:p text:style-name="P28"><text:span text:style-name="Source_20_Text"><text:span text:style-name="T18"><text:s text:c="4"/></text:span></text:span><text:span text:style-name="Source_20_Text"><text:span text:style-name="T36">&lt;driver&gt;</text:span></text:span><text:span text:style-name="Source_20_Text"><text:span text:style-name="T16">com.mysql</text:span></text:span><text:span text:style-name="Source_20_Text"><text:span text:style-name="T36">&lt;/driver&gt;</text:span></text:span></text:p>
      <text:p text:style-name="P28"><text:span text:style-name="Source_20_Text"><text:span text:style-name="T18"><text:s text:c="4"/></text:span></text:span><text:span text:style-name="Source_20_Text"><text:span text:style-name="T36">&lt;pool&gt;</text:span></text:span></text:p>
      <text:p text:style-name="P28"><text:span text:style-name="Source_20_Text"><text:span text:style-name="T18"><text:s text:c="8"/></text:span></text:span><text:span text:style-name="Source_20_Text"><text:span text:style-name="T36">&lt;min-pool-size&gt;</text:span></text:span><text:span text:style-name="Source_20_Text"><text:span text:style-name="T16">10</text:span></text:span><text:span text:style-name="Source_20_Text"><text:span text:style-name="T36">&lt;/min-pool-size&gt;</text:span></text:span></text:p>
      <text:p text:style-name="P28"><text:span text:style-name="Source_20_Text"><text:span text:style-name="T18"><text:s text:c="8"/></text:span></text:span><text:span text:style-name="Source_20_Text"><text:span text:style-name="T36">&lt;max-pool-size&gt;</text:span></text:span><text:span text:style-name="Source_20_Text"><text:span text:style-name="T16">100</text:span></text:span><text:span text:style-name="Source_20_Text"><text:span text:style-name="T36">&lt;/max-pool-size&gt;</text:span></text:span></text:p>
      <text:p text:style-name="P28"><text:span text:style-name="Source_20_Text"><text:span text:style-name="T18"><text:s text:c="8"/></text:span></text:span><text:span text:style-name="Source_20_Text"><text:span text:style-name="T36">&lt;prefill&gt;</text:span></text:span><text:span text:style-name="Source_20_Text"><text:span text:style-name="T16">true</text:span></text:span><text:span text:style-name="Source_20_Text"><text:span text:style-name="T36">&lt;/prefill&gt;</text:span></text:span></text:p>
      <text:p text:style-name="P28"><text:span text:style-name="Source_20_Text"><text:span text:style-name="T18"><text:s text:c="4"/></text:span></text:span><text:span text:style-name="Source_20_Text"><text:span text:style-name="T36">&lt;/pool&gt;</text:span></text:span></text:p>
      <text:p text:style-name="P28"><text:span text:style-name="Source_20_Text"><text:span text:style-name="T18"><text:s text:c="4"/></text:span></text:span><text:span text:style-name="Source_20_Text"><text:span text:style-name="T36">&lt;security&gt;</text:span></text:span></text:p>
      <text:p text:style-name="P28"><text:span text:style-name="Source_20_Text"><text:span text:style-name="T18"><text:s text:c="8"/></text:span></text:span><text:span text:style-name="Source_20_Text"><text:span text:style-name="T36">&lt;user-name&gt;</text:span></text:span><text:span text:style-name="Source_20_Text"><text:span text:style-name="T16">root</text:span></text:span><text:span text:style-name="Source_20_Text"><text:span text:style-name="T36">&lt;/user-name&gt;</text:span></text:span></text:p>
      <text:p text:style-name="P28"><text:span text:style-name="Source_20_Text"><text:span text:style-name="T18"><text:s text:c="8"/></text:span></text:span><text:span text:style-name="Source_20_Text"><text:span text:style-name="T36">&lt;password&gt;&lt;/password&gt;</text:span></text:span></text:p>
      <text:p text:style-name="P28"><text:span text:style-name="Source_20_Text"><text:span text:style-name="T18"><text:s text:c="4"/></text:span></text:span><text:span text:style-name="Source_20_Text"><text:span text:style-name="T36">&lt;/security&gt;</text:span></text:span></text:p>
      <text:p text:style-name="P28"><text:span text:style-name="Source_20_Text"><text:span text:style-name="T36">&lt;/datasource&gt;</text:span></text:span></text:p>
      <text:p text:style-name="Text_20_body"/>
      <text:p text:style-name="P11"><text:span text:style-name="T30">&lt;jta-data-source&gt;java:/livrariaDS&lt;/jta-data-source&gt;</text:span></text:p>
      <text:h text:style-name="P10" text:outline-level="1"><text:span text:style-name="T41">06 - Arrumando a casa</text:span></text:h>
      <text:p text:style-name="P11"/>
      <text:h text:style-name="P21" text:outline-level="2">Vamos integrar o JPA com os EJBs? Primeiro arrumaremos a casa!</text:h>
      <text:p text:style-name="Horizontal_20_Line"/>
      <text:h text:style-name="P23" text:outline-level="2">Downloads:</text:h>
      <text:list xml:id="list5206705475732554419" text:style-name="L1">
        <text:list-item>
          <text:p text:style-name="P19"><text:span text:style-name="T9">Arquivos de configuração (</text:span><text:a xlink:type="simple" xlink:href="https://s3.amazonaws.com/caelum-online-public/ejb/resources.zip" office:target-frame-name="_blank" xlink:show="new" text:style-name="Internet_20_link" text:visited-style-name="Visited_20_Internet_20_Link"><text:span text:style-name="T10">https://s3.amazonaws.com/caelum-online-public/ejb/resources.zip</text:span></text:a><text:span text:style-name="T9">)</text:span></text:p>
        </text:list-item>
      </text:list>
      <text:p text:style-name="Horizontal_20_Line"/>
      <text:p text:style-name="P14"><text:span text:style-name="T9">1) Primeiro precisamos preparar nosso servidor para trabalhar com o banco de dados </text:span><text:span text:style-name="Emphasis"><text:span text:style-name="T10">MySQL</text:span></text:span><text:span text:style-name="T9">. Faremos isso registrando um módulo no JBoss AS com o driver do MySQL.</text:span></text:p>
      <text:p text:style-name="P14"><text:span text:style-name="T9">a) Procure a pasta onde o JBoss AS foi instalado (descompactado) e crie, dentro da subpasta </text:span><text:span text:style-name="Source_20_Text"><text:span text:style-name="T11">modules</text:span></text:span><text:span text:style-name="T9"> &gt; </text:span><text:span text:style-name="Source_20_Text"><text:span text:style-name="T11">com</text:span></text:span><text:span text:style-name="T9">, uma pasta chamada </text:span><text:span text:style-name="Source_20_Text"><text:span text:style-name="T11">mysql</text:span></text:span><text:span text:style-name="T9">, e dentro desta nova pasta, uma outra pasta chamada </text:span><text:span text:style-name="Source_20_Text"><text:span text:style-name="T11">main</text:span></text:span><text:span text:style-name="T9">. Por fim teremos a estrutura </text:span><text:span text:style-name="Source_20_Text"><text:span text:style-name="T11">$JBOSS_HOME/modules/com/mysql/main</text:span></text:span><text:span text:style-name="T9">:</text:span></text:p>
      <text:p text:style-name="P27"><text:span text:style-name="Source_20_Text"><text:span text:style-name="T16">$JBOSS_HOME</text:span></text:span></text:p>
      <text:p text:style-name="P29"><text:span text:style-name="Source_20_Text"><text:span text:style-name="T18"><text:s text:c="2"/></text:span></text:span><text:span text:style-name="Source_20_Text"><text:span text:style-name="T16">\- modules</text:span></text:span></text:p>
      <text:p text:style-name="P29"><text:span text:style-name="Source_20_Text"><text:span text:style-name="T18"><text:s text:c="6"/></text:span></text:span><text:span text:style-name="Source_20_Text"><text:span text:style-name="T16">\- com</text:span></text:span></text:p>
      <text:p text:style-name="P29"><text:span text:style-name="Source_20_Text"><text:span text:style-name="T18"><text:s text:c="10"/></text:span></text:span><text:span text:style-name="Source_20_Text"><text:span text:style-name="T16">\- mysql</text:span></text:span></text:p>
      <text:p text:style-name="P29"><text:span text:style-name="Source_20_Text"><text:span text:style-name="T18"><text:s text:c="14"/></text:span></text:span><text:span text:style-name="Source_20_Text"><text:span text:style-name="T16">\- main</text:span></text:span></text:p>
      <text:p text:style-name="P14"><text:span text:style-name="T9">b) Depois, abra a pasta </text:span><text:span text:style-name="Source_20_Text"><text:span text:style-name="T11">resources</text:span></text:span><text:span text:style-name="T9">, que foi fornecida no início do treinamento, e procure os arquivos </text:span><text:span text:style-name="Source_20_Text"><text:span text:style-name="T11">module.xml</text:span></text:span><text:span text:style-name="T9"> e </text:span><text:span text:style-name="Source_20_Text"><text:span text:style-name="T11">mysql-connector-java-5.1.XX-bin.jar</text:span></text:span><text:span text:style-name="T9"> dentro da subpasta </text:span><text:span text:style-name="Emphasis"><text:span text:style-name="T10">module-mysql</text:span></text:span><text:span text:style-name="T9">. Copie-os para a pasta </text:span><text:span text:style-name="Source_20_Text"><text:span text:style-name="T11">main</text:span></text:span><text:span text:style-name="T9"> que você acaba de criar.</text:span></text:p>
      <text:p text:style-name="P27"><text:span text:style-name="Source_20_Text"><text:span text:style-name="T16">$JBOSS_HOME</text:span></text:span></text:p>
      <text:p text:style-name="P29"><text:span text:style-name="Source_20_Text"><text:span text:style-name="T18"><text:s text:c="2"/></text:span></text:span><text:span text:style-name="Source_20_Text"><text:span text:style-name="T16">\- modules</text:span></text:span></text:p>
      <text:p text:style-name="P29"><text:span text:style-name="Source_20_Text"><text:span text:style-name="T18"><text:s text:c="6"/></text:span></text:span><text:span text:style-name="Source_20_Text"><text:span text:style-name="T16">\- com</text:span></text:span></text:p>
      <text:p text:style-name="P29"><text:span text:style-name="Source_20_Text"><text:span text:style-name="T18"><text:s text:c="10"/></text:span></text:span><text:span text:style-name="Source_20_Text"><text:span text:style-name="T16">\- mysql</text:span></text:span></text:p>
      <text:p text:style-name="P29"><text:span text:style-name="Source_20_Text"><text:span text:style-name="T18"><text:s text:c="14"/></text:span></text:span><text:span text:style-name="Source_20_Text"><text:span text:style-name="T16">\- main</text:span></text:span></text:p>
      <text:p text:style-name="P27"><text:span text:style-name="Source_20_Text"><text:span text:style-name="T18"><text:s text:c="18"/></text:span></text:span><text:span text:style-name="Source_20_Text"><text:span text:style-name="T32">|-</text:span></text:span><text:span text:style-name="Source_20_Text"><text:span text:style-name="T16"> </text:span></text:span><text:span text:style-name="Source_20_Text"><text:span text:style-name="T35">module</text:span></text:span><text:span text:style-name="Source_20_Text"><text:span text:style-name="T32">.</text:span></text:span><text:span text:style-name="Source_20_Text"><text:span text:style-name="T16">xml</text:span></text:span></text:p>
      <text:p text:style-name="P27"><text:soft-page-break/><text:span text:style-name="Source_20_Text"><text:span text:style-name="T18"><text:s text:c="18"/></text:span></text:span><text:span text:style-name="Source_20_Text"><text:span text:style-name="T32">|-</text:span></text:span><text:span text:style-name="Source_20_Text"><text:span text:style-name="T16"> mysql</text:span></text:span><text:span text:style-name="Source_20_Text"><text:span text:style-name="T32">-</text:span></text:span><text:span text:style-name="Source_20_Text"><text:span text:style-name="T16">connector</text:span></text:span><text:span text:style-name="Source_20_Text"><text:span text:style-name="T32">-</text:span></text:span><text:span text:style-name="Source_20_Text"><text:span text:style-name="T16">java</text:span></text:span><text:span text:style-name="Source_20_Text"><text:span text:style-name="T32">-</text:span></text:span><text:span text:style-name="Source_20_Text"><text:span text:style-name="T36">5.1</text:span></text:span><text:span text:style-name="Source_20_Text"><text:span text:style-name="T32">.</text:span></text:span><text:span text:style-name="Source_20_Text"><text:span text:style-name="T16">XX</text:span></text:span><text:span text:style-name="Source_20_Text"><text:span text:style-name="T32">-</text:span></text:span><text:span text:style-name="Source_20_Text"><text:span text:style-name="T16">bin</text:span></text:span><text:span text:style-name="Source_20_Text"><text:span text:style-name="T32">.</text:span></text:span><text:span text:style-name="Source_20_Text"><text:span text:style-name="T16">jar</text:span></text:span></text:p>
      <text:p text:style-name="P14"><text:span text:style-name="T9">c) Agora vamos editar o arquivo </text:span><text:span text:style-name="Source_20_Text"><text:span text:style-name="T11">standalone.xml</text:span></text:span><text:span text:style-name="T9">, que está na pasta </text:span><text:span text:style-name="Source_20_Text"><text:span text:style-name="T11">standalone</text:span></text:span><text:span text:style-name="T9"> &gt; </text:span><text:span text:style-name="Source_20_Text"><text:span text:style-name="T11">configuration</text:span></text:span><text:span text:style-name="T9">. Procure o elemento </text:span><text:span text:style-name="Source_20_Text"><text:span text:style-name="T11">&lt;drivers&gt;</text:span></text:span><text:span text:style-name="T9"> e dentro dessa seção cole as linhas de configuração que estão preparadas no arquivo </text:span><text:span text:style-name="Source_20_Text"><text:span text:style-name="T11">datasource-jboss7.txt</text:span></text:span><text:span text:style-name="T9"> da pasta </text:span><text:span text:style-name="Source_20_Text"><text:span text:style-name="T11">resources</text:span></text:span><text:span text:style-name="T9"> que você baixou.</text:span></text:p>
      <text:p text:style-name="P27"><text:span text:style-name="Source_20_Text"><text:span text:style-name="T18"><text:s text:c="4"/></text:span></text:span><text:span text:style-name="Source_20_Text"><text:span text:style-name="T36">&lt;drivers&gt;</text:span></text:span></text:p>
      <text:p text:style-name="P27"><text:span text:style-name="Source_20_Text"><text:span text:style-name="T18"><text:s text:c="8"/></text:span></text:span><text:span text:style-name="Source_20_Text"><text:span text:style-name="T37">&lt;!-- Demais drivers declarados aqui --&gt;</text:span></text:span></text:p>
      <text:p text:style-name="P29"/>
      <text:p text:style-name="P27"><text:span text:style-name="Source_20_Text"><text:span text:style-name="T18"><text:s text:c="8"/></text:span></text:span><text:span text:style-name="Source_20_Text"><text:span text:style-name="T36">&lt;driver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com.mysql"</text:span></text:span><text:span text:style-name="Source_20_Text"><text:span text:style-name="T16"> </text:span></text:span><text:span text:style-name="Source_20_Text"><text:span text:style-name="T33">module</text:span></text:span><text:span text:style-name="Source_20_Text"><text:span text:style-name="T32">=</text:span></text:span><text:span text:style-name="Source_20_Text"><text:span text:style-name="T35">"com.mysql"</text:span></text:span><text:span text:style-name="Source_20_Text"><text:span text:style-name="T36">&gt;</text:span></text:span></text:p>
      <text:p text:style-name="P27"><text:span text:style-name="Source_20_Text"><text:span text:style-name="T18"><text:s text:c="12"/></text:span></text:span><text:span text:style-name="Source_20_Text"><text:span text:style-name="T36">&lt;xa-datasource-class&gt;</text:span></text:span></text:p>
      <text:p text:style-name="P29"><text:span text:style-name="Source_20_Text"><text:span text:style-name="T18"><text:s text:c="16"/></text:span></text:span><text:span text:style-name="Source_20_Text"><text:span text:style-name="T16">com.mysql.jdbc.jdbc2.optional.MysqlXADataSource</text:span></text:span></text:p>
      <text:p text:style-name="P27"><text:span text:style-name="Source_20_Text"><text:span text:style-name="T18"><text:s text:c="12"/></text:span></text:span><text:span text:style-name="Source_20_Text"><text:span text:style-name="T36">&lt;/xa-datasource-class&gt;</text:span></text:span></text:p>
      <text:p text:style-name="P27"><text:span text:style-name="Source_20_Text"><text:span text:style-name="T18"><text:s text:c="8"/></text:span></text:span><text:span text:style-name="Source_20_Text"><text:span text:style-name="T36">&lt;/driver&gt;</text:span></text:span></text:p>
      <text:p text:style-name="P27"><text:span text:style-name="Source_20_Text"><text:span text:style-name="T18"><text:s text:c="4"/></text:span></text:span><text:span text:style-name="Source_20_Text"><text:span text:style-name="T36">&lt;/drivers&gt;</text:span></text:span></text:p>
      <text:p text:style-name="P14"><text:span text:style-name="T9">d) Por último, vamos configurar o componente que no JEE chamamos de </text:span><text:span text:style-name="Emphasis"><text:span text:style-name="T10">DataSource</text:span></text:span><text:span text:style-name="T9">, nome simplificado que damos a interface do </text:span><text:span text:style-name="Emphasis"><text:span text:style-name="T10">pool</text:span></text:span><text:span text:style-name="T9"> de conexões disponibilizado pelo JEE à aplicação. Copie as linhas correspondentes a configuração do </text:span><text:span text:style-name="Source_20_Text"><text:span text:style-name="T11">DataSource</text:span></text:span><text:span text:style-name="T9">, preparadas no arquivo </text:span><text:span text:style-name="Source_20_Text"><text:span text:style-name="T11">datasource-jboss7.txt</text:span></text:span><text:span text:style-name="T9"> da pasta </text:span><text:span text:style-name="Source_20_Text"><text:span text:style-name="T11">resources</text:span></text:span><text:span text:style-name="T9">, e cole-as na seção </text:span><text:span text:style-name="Source_20_Text"><text:span text:style-name="T11">&lt;datasources&gt;</text:span></text:span><text:span text:style-name="T9"> ainda do arquivo </text:span><text:span text:style-name="Source_20_Text"><text:span text:style-name="T11">standalone.xml</text:span></text:span><text:span text:style-name="T9"> onde já deve haver por padrão um </text:span><text:span text:style-name="Source_20_Text"><text:span text:style-name="T11">DataSource</text:span></text:span><text:span text:style-name="T9"> exemplo configurado:</text:span></text:p>
      <text:p text:style-name="P27"><text:span text:style-name="Source_20_Text"><text:span text:style-name="T36">&lt;datasources&gt;</text:span></text:span></text:p>
      <text:p text:style-name="P27"><text:span text:style-name="Source_20_Text"><text:span text:style-name="T18"><text:s text:c="4"/></text:span></text:span><text:span text:style-name="Source_20_Text"><text:span text:style-name="T37">&lt;!-- DataSource exemplo declarado aqui --&gt;</text:span></text:span></text:p>
      <text:p text:style-name="P29"/>
      <text:p text:style-name="P27"><text:span text:style-name="Source_20_Text"><text:span text:style-name="T18"><text:s text:c="4"/></text:span></text:span><text:span text:style-name="Source_20_Text"><text:span text:style-name="T36">&lt;datasource</text:span></text:span><text:span text:style-name="Source_20_Text"><text:span text:style-name="T16"> </text:span></text:span><text:span text:style-name="Source_20_Text"><text:span text:style-name="T33">jndi-name</text:span></text:span><text:span text:style-name="Source_20_Text"><text:span text:style-name="T32">=</text:span></text:span><text:span text:style-name="Source_20_Text"><text:span text:style-name="T35">"java:/livrariaDS"</text:span></text:span><text:span text:style-name="Source_20_Text"><text:span text:style-name="T16"> </text:span></text:span><text:span text:style-name="Source_20_Text"><text:span text:style-name="T33">pool-name</text:span></text:span><text:span text:style-name="Source_20_Text"><text:span text:style-name="T32">=</text:span></text:span><text:span text:style-name="Source_20_Text"><text:span text:style-name="T35">"livrariaDS"</text:span></text:span></text:p>
      <text:p text:style-name="P27"><text:span text:style-name="Source_20_Text"><text:span text:style-name="T18"><text:s text:c="8"/></text:span></text:span><text:span text:style-name="Source_20_Text"><text:span text:style-name="T33">enabled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16"> </text:span></text:span><text:span text:style-name="Source_20_Text"><text:span text:style-name="T33">use-java-context</text:span></text:span><text:span text:style-name="Source_20_Text"><text:span text:style-name="T32">=</text:span></text:span><text:span text:style-name="Source_20_Text"><text:span text:style-name="T35">"true"</text:span></text:span><text:span text:style-name="Source_20_Text"><text:span text:style-name="T36">&gt;</text:span></text:span></text:p>
      <text:p text:style-name="P29"/>
      <text:p text:style-name="P27"><text:span text:style-name="Source_20_Text"><text:span text:style-name="T18"><text:s text:c="8"/></text:span></text:span><text:span text:style-name="Source_20_Text"><text:span text:style-name="T36">&lt;connection-url&gt;</text:span></text:span><text:span text:style-name="Source_20_Text"><text:span text:style-name="T16">jdbc:mysql://localhost:3306/livraria</text:span></text:span><text:span text:style-name="Source_20_Text"><text:span text:style-name="T36">&lt;/connection-url&gt;</text:span></text:span></text:p>
      <text:p text:style-name="P27"><text:span text:style-name="Source_20_Text"><text:span text:style-name="T18"><text:s text:c="8"/></text:span></text:span><text:span text:style-name="Source_20_Text"><text:span text:style-name="T36">&lt;driver&gt;</text:span></text:span><text:span text:style-name="Source_20_Text"><text:span text:style-name="T16">com.mysql</text:span></text:span><text:span text:style-name="Source_20_Text"><text:span text:style-name="T36">&lt;/driver&gt;</text:span></text:span></text:p>
      <text:p text:style-name="P27"><text:span text:style-name="Source_20_Text"><text:span text:style-name="T18"><text:s text:c="8"/></text:span></text:span><text:span text:style-name="Source_20_Text"><text:span text:style-name="T36">&lt;pool&gt;</text:span></text:span></text:p>
      <text:p text:style-name="P27"><text:span text:style-name="Source_20_Text"><text:span text:style-name="T18"><text:s text:c="12"/></text:span></text:span><text:span text:style-name="Source_20_Text"><text:span text:style-name="T36">&lt;min-pool-size&gt;</text:span></text:span><text:span text:style-name="Source_20_Text"><text:span text:style-name="T16">10</text:span></text:span><text:span text:style-name="Source_20_Text"><text:span text:style-name="T36">&lt;/min-pool-size&gt;</text:span></text:span></text:p>
      <text:p text:style-name="P27"><text:span text:style-name="Source_20_Text"><text:span text:style-name="T18"><text:s text:c="12"/></text:span></text:span><text:span text:style-name="Source_20_Text"><text:span text:style-name="T36">&lt;max-pool-size&gt;</text:span></text:span><text:span text:style-name="Source_20_Text"><text:span text:style-name="T16">100</text:span></text:span><text:span text:style-name="Source_20_Text"><text:span text:style-name="T36">&lt;/max-pool-size&gt;</text:span></text:span></text:p>
      <text:p text:style-name="P27"><text:soft-page-break/><text:span text:style-name="Source_20_Text"><text:span text:style-name="T18"><text:s text:c="12"/></text:span></text:span><text:span text:style-name="Source_20_Text"><text:span text:style-name="T36">&lt;prefill&gt;</text:span></text:span><text:span text:style-name="Source_20_Text"><text:span text:style-name="T16">true</text:span></text:span><text:span text:style-name="Source_20_Text"><text:span text:style-name="T36">&lt;/prefill&gt;</text:span></text:span></text:p>
      <text:p text:style-name="P27"><text:span text:style-name="Source_20_Text"><text:span text:style-name="T18"><text:s text:c="8"/></text:span></text:span><text:span text:style-name="Source_20_Text"><text:span text:style-name="T36">&lt;/pool&gt;</text:span></text:span></text:p>
      <text:p text:style-name="P27"><text:span text:style-name="Source_20_Text"><text:span text:style-name="T18"><text:s text:c="8"/></text:span></text:span><text:span text:style-name="Source_20_Text"><text:span text:style-name="T36">&lt;security&gt;</text:span></text:span></text:p>
      <text:p text:style-name="P27"><text:span text:style-name="Source_20_Text"><text:span text:style-name="T18"><text:s text:c="12"/></text:span></text:span><text:span text:style-name="Source_20_Text"><text:span text:style-name="T36">&lt;user-name&gt;</text:span></text:span><text:span text:style-name="Source_20_Text"><text:span text:style-name="T16">root</text:span></text:span><text:span text:style-name="Source_20_Text"><text:span text:style-name="T36">&lt;/user-name&gt;</text:span></text:span></text:p>
      <text:p text:style-name="P27"><text:span text:style-name="Source_20_Text"><text:span text:style-name="T18"><text:s text:c="12"/></text:span></text:span><text:span text:style-name="Source_20_Text"><text:span text:style-name="T36">&lt;password&gt;&lt;/password&gt;</text:span></text:span></text:p>
      <text:p text:style-name="P27"><text:span text:style-name="Source_20_Text"><text:span text:style-name="T18"><text:s text:c="8"/></text:span></text:span><text:span text:style-name="Source_20_Text"><text:span text:style-name="T36">&lt;/security&gt;</text:span></text:span></text:p>
      <text:p text:style-name="P27"><text:span text:style-name="Source_20_Text"><text:span text:style-name="T18"><text:s text:c="4"/></text:span></text:span><text:span text:style-name="Source_20_Text"><text:span text:style-name="T36">&lt;/datasource&gt;</text:span></text:span></text:p>
      <text:p text:style-name="P27"><text:span text:style-name="Source_20_Text"><text:span text:style-name="T18"><text:s text:c="4"/></text:span></text:span><text:span text:style-name="Source_20_Text"><text:span text:style-name="T36">&lt;drivers&gt;</text:span></text:span></text:p>
      <text:p text:style-name="P27"><text:span text:style-name="Source_20_Text"><text:span text:style-name="T18"><text:s text:c="8"/></text:span></text:span><text:span text:style-name="Source_20_Text"><text:span text:style-name="T37">&lt;!-- Drivers declarados aqui --&gt;</text:span></text:span></text:p>
      <text:p text:style-name="P27"><text:span text:style-name="Source_20_Text"><text:span text:style-name="T18"><text:s text:c="4"/></text:span></text:span><text:span text:style-name="Source_20_Text"><text:span text:style-name="T36">&lt;/drivers&gt;</text:span></text:span></text:p>
      <text:p text:style-name="P27"><text:span text:style-name="Source_20_Text"><text:span text:style-name="T36">&lt;/datasources&gt;</text:span></text:span></text:p>
      <text:p text:style-name="P18">2) Após salvar todos os arquivos, volte ao eclipse e reinicie o servidor JBoss AS ficando atento as informações do console. Tivemos um erro?</text:p>
      <text:p text:style-name="P14"><text:span text:style-name="T9">3) Pois é, o JBoss AS lançou uma </text:span><text:span text:style-name="Emphasis"><text:span text:style-name="T10">exception</text:span></text:span><text:span text:style-name="T9"> dando como causa: </text:span><text:span text:style-name="Source_20_Text"><text:span text:style-name="T11">Unknown database 'livraria'</text:span></text:span><text:span text:style-name="T9">. Faltou então criar o banco de dados </text:span><text:span text:style-name="Emphasis"><text:span text:style-name="T10">livraria</text:span></text:span><text:span text:style-name="T9"> no MySQL Server. Abra o console de comandos do MySQL e crie então o banco de dados. No nosso caso, digitamos no terminal do linux:</text:span></text:p>
      <text:p text:style-name="P27"><text:span text:style-name="Source_20_Text"><text:span text:style-name="T16">$ mysql </text:span></text:span><text:span text:style-name="Source_20_Text"><text:span text:style-name="T32">-</text:span></text:span><text:span text:style-name="Source_20_Text"><text:span text:style-name="T16">u root</text:span></text:span></text:p>
      <text:p text:style-name="P18">Já no console de comandos do MySQL digitamos:</text:p>
      <text:p text:style-name="P27"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CREATE DATABASE livraria</text:span></text:span><text:span text:style-name="Source_20_Text"><text:span text:style-name="T32">;</text:span></text:span></text:p>
      <text:p text:style-name="P14"><text:span text:style-name="T9">4) Reinicie novamente o servidor JBoss AS e veja pelo console que a </text:span><text:span text:style-name="Emphasis"><text:span text:style-name="T10">exception</text:span></text:span><text:span text:style-name="T9"> não existe mais, pois o banco de dado já foi criado no MySQL. Não feche o console de comandos do MySQL ainda pois vamos utilizá-lo no próximo exercício.</text:span></text:p>
      <text:p text:style-name="P11"/>
      <text:p text:style-name="P11"><text:span text:style-name="T9">O JBoss AS agora está configurado! Vamos continuar?</text:span><text:line-break/></text:p>
      <text:h text:style-name="P10" text:outline-level="1"><text:span text:style-name="T2">07 – DataSource</text:span></text:h>
      <text:p text:style-name="P12"><text:span text:style-name="T2"/></text:p>
      <text:h text:style-name="P22" text:outline-level="2"><text:span text:style-name="T43">Agora vamos preparar nossa aplicação para usar o </text:span><text:span text:style-name="Emphasis"><text:span text:style-name="T42">DataSource</text:span></text:span></text:h>
      <text:p text:style-name="P14"><text:span text:style-name="T9">1) Copie a pasta </text:span><text:span text:style-name="Source_20_Text"><text:span text:style-name="T11">META-INF</text:span></text:span><text:span text:style-name="T9">, da pasta </text:span><text:span text:style-name="Source_20_Text"><text:span text:style-name="T11">resources</text:span></text:span><text:span text:style-name="T9"> disponibilizada em download no início dos exercícios, para a pasta </text:span><text:span text:style-name="Source_20_Text"><text:span text:style-name="T11">src</text:span></text:span><text:span text:style-name="T9"> do projeto </text:span><text:span text:style-name="Source_20_Text"><text:span text:style-name="T11">livraria</text:span></text:span><text:span text:style-name="T9">. Dentro da pasta </text:span><text:span text:style-name="Source_20_Text"><text:span text:style-name="T11">META-INF</text:span></text:span><text:span text:style-name="T9"> está o arquivo </text:span><text:span text:style-name="Source_20_Text"><text:span text:style-name="T11">persistence.xml</text:span></text:span><text:span text:style-name="T9"> que usaremos para configurar o JPA na nossa aplicação.</text:span></text:p>
      <text:p text:style-name="P14"><text:span text:style-name="T9">2) Abra o arquivo </text:span><text:span text:style-name="Source_20_Text"><text:span text:style-name="T11">persistence.xml</text:span></text:span><text:span text:style-name="T9"> e remova todas as configurações da conexão com o MySQL, já que usaremos o </text:span><text:span text:style-name="Emphasis"><text:span text:style-name="T10">DataSource</text:span></text:span><text:span text:style-name="T9"> que criamos no exercício anterior. Removeremos as linhas:</text:span></text:p>
      <text:p text:style-name="P27"><text:span text:style-name="Source_20_Text"><text:span text:style-name="T18"><text:s text:c="4"/></text:span></text:span><text:span text:style-name="Source_20_Text"><text:span text:style-name="T37">&lt;!-- Configuracoes da conexao --&gt;</text:span></text:span></text:p>
      <text:p text:style-name="P27"><text:span text:style-name="Source_20_Text"><text:span text:style-name="T18"><text:s text:c="4"/></text:span></text:span><text:span text:style-name="Source_20_Text"><text:span text:style-name="T36">&lt;property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javax.persistence.jdbc.driver"</text:span></text:span><text:span text:style-name="Source_20_Text"><text:span text:style-name="T16"> </text:span></text:span><text:span text:style-name="Source_20_Text"><text:span text:style-name="T33">value</text:span></text:span><text:span text:style-name="Source_20_Text"><text:span text:style-name="T32">=</text:span></text:span><text:span text:style-name="Source_20_Text"><text:span text:style-name="T35">"com.mysql.jdbc.Driver"</text:span></text:span><text:span text:style-name="Source_20_Text"><text:span text:style-name="T16"> </text:span></text:span><text:span text:style-name="Source_20_Text"><text:span text:style-name="T36">/&gt;</text:span></text:span></text:p>
      <text:p text:style-name="P27"><text:span text:style-name="Source_20_Text"><text:span text:style-name="T18"><text:s text:c="4"/></text:span></text:span><text:span text:style-name="Source_20_Text"><text:span text:style-name="T36">&lt;property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javax.persistence.jdbc.url"</text:span></text:span><text:span text:style-name="Source_20_Text"><text:span text:style-name="T16"> </text:span></text:span><text:span text:style-name="Source_20_Text"><text:span text:style-name="T33">value</text:span></text:span><text:span text:style-name="Source_20_Text"><text:span text:style-name="T32">=</text:span></text:span><text:span text:style-name="Source_20_Text"><text:span text:style-name="T35">"jdbc:mysql://localhost/fj25"</text:span></text:span><text:span text:style-name="Source_20_Text"><text:span text:style-name="T16"> </text:span></text:span><text:span text:style-name="Source_20_Text"><text:span text:style-name="T36">/&gt;</text:span></text:span></text:p>
      <text:p text:style-name="P27"><text:span text:style-name="Source_20_Text"><text:span text:style-name="T18"><text:s text:c="4"/></text:span></text:span><text:span text:style-name="Source_20_Text"><text:span text:style-name="T36">&lt;property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javax.persistence.jdbc.user"</text:span></text:span><text:span text:style-name="Source_20_Text"><text:span text:style-name="T16"> </text:span></text:span><text:span text:style-name="Source_20_Text"><text:span text:style-name="T33">value</text:span></text:span><text:span text:style-name="Source_20_Text"><text:span text:style-name="T32">=</text:span></text:span><text:span text:style-name="Source_20_Text"><text:span text:style-name="T35">"root"</text:span></text:span><text:span text:style-name="Source_20_Text"><text:span text:style-name="T16"> </text:span></text:span><text:span text:style-name="Source_20_Text"><text:span text:style-name="T36">/&gt;</text:span></text:span></text:p>
      <text:p text:style-name="P27"><text:span text:style-name="Source_20_Text"><text:span text:style-name="T18"><text:s text:c="4"/></text:span></text:span><text:span text:style-name="Source_20_Text"><text:span text:style-name="T36">&lt;property</text:span></text:span><text:span text:style-name="Source_20_Text"><text:span text:style-name="T16"> </text:span></text:span><text:span text:style-name="Source_20_Text"><text:span text:style-name="T33">name</text:span></text:span><text:span text:style-name="Source_20_Text"><text:span text:style-name="T32">=</text:span></text:span><text:span text:style-name="Source_20_Text"><text:span text:style-name="T35">"javax.persistence.jdbc.password"</text:span></text:span><text:span text:style-name="Source_20_Text"><text:span text:style-name="T16"> </text:span></text:span><text:span text:style-name="Source_20_Text"><text:span text:style-name="T33">value</text:span></text:span><text:span text:style-name="Source_20_Text"><text:span text:style-name="T32">=</text:span></text:span><text:span text:style-name="Source_20_Text"><text:span text:style-name="T35">""</text:span></text:span><text:span text:style-name="Source_20_Text"><text:span text:style-name="T16"> </text:span></text:span><text:span text:style-name="Source_20_Text"><text:span text:style-name="T36">/&gt;</text:span></text:span></text:p>
      <text:p text:style-name="P14"><text:span text:style-name="T9">3) Agora vamos configurar o endereço do serviço que disponibilizará um </text:span><text:span text:style-name="Emphasis"><text:span text:style-name="T10">DataSource</text:span></text:span><text:span text:style-name="T9"> para nós. Coloque logo após o término da configuração do provedor do JPA (</text:span><text:span text:style-name="Source_20_Text"><text:span text:style-name="T11">&lt;provider&gt;org.hibernate.ejb.HibernatePersistence&lt;/provider&gt;</text:span></text:span><text:span text:style-name="T9">) a configuração do </text:span><text:span text:style-name="Source_20_Text"><text:span text:style-name="T11">&lt;jta-data-source&gt;</text:span></text:span><text:span text:style-name="T9"> apontando para o endereço do serviço </text:span><text:span text:style-name="Source_20_Text"><text:span text:style-name="T11">DataSource</text:span></text:span><text:span text:style-name="T9"> que criamos no exercício anterior (</text:span><text:span text:style-name="Source_20_Text"><text:span text:style-name="T11">java:/livrariaDS</text:span></text:span><text:span text:style-name="T9">):</text:span></text:p>
      <text:p text:style-name="P27"><text:span text:style-name="Source_20_Text"><text:span text:style-name="T36">&lt;jta-data-source&gt;</text:span></text:span><text:span text:style-name="Source_20_Text"><text:span text:style-name="T16">java:/livrariaDS</text:span></text:span><text:span text:style-name="Source_20_Text"><text:span text:style-name="T36">&lt;/jta-data-source&gt;</text:span></text:span></text:p>
      <text:p text:style-name="P14"><text:span text:style-name="T9">4) Salve todos os arquivos e reinicie o servidor JBoss AS. Observe no console que agora o JPA identificou que as tabelas </text:span><text:span text:style-name="Source_20_Text"><text:span text:style-name="T11">Autor</text:span></text:span><text:span text:style-name="T9">, </text:span><text:span text:style-name="Source_20_Text"><text:span text:style-name="T11">Livro</text:span></text:span><text:span text:style-name="T9"> e </text:span><text:span text:style-name="Source_20_Text"><text:span text:style-name="T11">Usuario</text:span></text:span><text:span text:style-name="T9">, relacionadas como classes no arquivo </text:span><text:span text:style-name="Source_20_Text"><text:span text:style-name="T11">persistence.xml</text:span></text:span><text:span text:style-name="T9"> não existiam no banco e as criou. Podemos confirmar isso voltando ao console de comandos do MySQL e listando as tabelas do bando de dados </text:span><text:span text:style-name="Source_20_Text"><text:span text:style-name="T11">livraria</text:span></text:span><text:span text:style-name="T9">:</text:span></text:p>
      <text:p text:style-name="P27"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</text:span></text:span><text:span text:style-name="Source_20_Text"><text:span text:style-name="T35">use</text:span></text:span><text:span text:style-name="Source_20_Text"><text:span text:style-name="T16"> livraria</text:span></text:span><text:span text:style-name="Source_20_Text"><text:span text:style-name="T32">;</text:span></text:span></text:p>
      <text:p text:style-name="P27"><text:soft-page-break/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show tables</text:span></text:span><text:span text:style-name="Source_20_Text"><text:span text:style-name="T32">;</text:span></text:span></text:p>
      <text:p text:style-name="P27"><text:span text:style-name="Source_20_Text"><text:span text:style-name="T32">+--------------------+</text:span></text:span></text:p>
      <text:p text:style-name="P27"><text:span text:style-name="Source_20_Text"><text:span text:style-name="T32">|</text:span></text:span><text:span text:style-name="Source_20_Text"><text:span text:style-name="T16"> </text:span></text:span><text:span text:style-name="Source_20_Text"><text:span text:style-name="T34">Tables_in_livraria</text:span></text:span><text:span text:style-name="Source_20_Text"><text:span text:style-name="T16"> </text:span></text:span><text:span text:style-name="Source_20_Text"><text:span text:style-name="T32">|</text:span></text:span></text:p>
      <text:p text:style-name="P27"><text:span text:style-name="Source_20_Text"><text:span text:style-name="T32">+--------------------+</text:span></text:span></text:p>
      <text:p text:style-name="P27"><text:span text:style-name="Source_20_Text"><text:span text:style-name="T32">|</text:span></text:span><text:span text:style-name="Source_20_Text"><text:span text:style-name="T16"> </text:span></text:span><text:span text:style-name="Source_20_Text"><text:span text:style-name="T34">Autor</text:span></text:span><text:span text:style-name="Source_20_Text"><text:span text:style-name="T16"> <text:s text:c="13"/></text:span></text:span><text:span text:style-name="Source_20_Text"><text:span text:style-name="T32">|</text:span></text:span></text:p>
      <text:p text:style-name="P27"><text:span text:style-name="Source_20_Text"><text:span text:style-name="T32">|</text:span></text:span><text:span text:style-name="Source_20_Text"><text:span text:style-name="T16"> </text:span></text:span><text:span text:style-name="Source_20_Text"><text:span text:style-name="T34">Livro</text:span></text:span><text:span text:style-name="Source_20_Text"><text:span text:style-name="T16"> <text:s text:c="13"/></text:span></text:span><text:span text:style-name="Source_20_Text"><text:span text:style-name="T32">|</text:span></text:span></text:p>
      <text:p text:style-name="P27"><text:span text:style-name="Source_20_Text"><text:span text:style-name="T32">|</text:span></text:span><text:span text:style-name="Source_20_Text"><text:span text:style-name="T16"> </text:span></text:span><text:span text:style-name="Source_20_Text"><text:span text:style-name="T34">Usuario</text:span></text:span><text:span text:style-name="Source_20_Text"><text:span text:style-name="T16"> <text:s text:c="11"/></text:span></text:span><text:span text:style-name="Source_20_Text"><text:span text:style-name="T32">|</text:span></text:span></text:p>
      <text:p text:style-name="P27"><text:span text:style-name="Source_20_Text"><text:span text:style-name="T32">+--------------------+</text:span></text:span></text:p>
      <text:p text:style-name="P27"><text:span text:style-name="Source_20_Text"><text:span text:style-name="T36">3</text:span></text:span><text:span text:style-name="Source_20_Text"><text:span text:style-name="T16"> rows </text:span></text:span><text:span text:style-name="Source_20_Text"><text:span text:style-name="T35">in</text:span></text:span><text:span text:style-name="Source_20_Text"><text:span text:style-name="T16"> </text:span></text:span><text:span text:style-name="Source_20_Text"><text:span text:style-name="T35">set</text:span></text:span><text:span text:style-name="Source_20_Text"><text:span text:style-name="T16"> </text:span></text:span><text:span text:style-name="Source_20_Text"><text:span text:style-name="T32">(</text:span></text:span><text:span text:style-name="Source_20_Text"><text:span text:style-name="T36">0</text:span></text:span><text:span text:style-name="Source_20_Text"><text:span text:style-name="T32">,</text:span></text:span><text:span text:style-name="Source_20_Text"><text:span text:style-name="T36">00</text:span></text:span><text:span text:style-name="Source_20_Text"><text:span text:style-name="T16"> sec</text:span></text:span><text:span text:style-name="Source_20_Text"><text:span text:style-name="T32">)</text:span></text:span></text:p>
      <text:p text:style-name="P18">5) Você sabe dizer por que as tabelas foram criadas automaticamente pelo JBoss AS?</text:p>
      <text:p text:style-name="P12"><text:span text:style-name="T2"/></text:p>
      <text:p text:style-name="P12"><text:span text:style-name="T5">Esse é um recurso do JPA, configurado no arquivo </text:span><text:span text:style-name="Source_20_Text"><text:span text:style-name="T6">persistence.xml</text:span></text:span><text:span text:style-name="T5">, onde definimos o comportamento do JPA perante situações como a ausência de tabelas no banco de dados ou as suas manutenções frente a alterações nas classes que as representam no mundo OO.</text:span></text:p>
      <text:p text:style-name="P14"><text:span text:style-name="T9">Mais detalhes sobre isso você pode obter no treinamento específico sobre JPA do </text:span><text:span text:style-name="Emphasis"><text:span text:style-name="T10">Alura</text:span></text:span><text:span text:style-name="T9">.</text:span></text:p>
      <text:p text:style-name="P12"><text:span text:style-name="T2"/></text:p>
      <text:p text:style-name="P20"><text:span text:style-name="T2"/></text:p>
      <text:h text:style-name="P4" text:outline-level="1"><text:span text:style-name="T2">08 - Usando o MySQL</text:span></text:h>
      <text:p text:style-name="P12"><text:span text:style-name="T2"/></text:p>
      <text:h text:style-name="P22" text:outline-level="2"><text:span text:style-name="T45">Vamos parar de usar o banco de dados </text:span><text:span text:style-name="Emphasis"><text:span text:style-name="T44">fake</text:span></text:span><text:span text:style-name="T45"> e usar o MySQL?</text:span></text:h>
      <text:p text:style-name="P16"><text:span text:style-name="T10">1) Começaremos alterando a classe </text:span><text:span text:style-name="Source_20_Text"><text:span text:style-name="T12">AutorDao</text:span></text:span><text:span text:style-name="T10">. Substitua a injeção do banco de dados </text:span><text:span text:style-name="Emphasis"><text:span text:style-name="T10">fake</text:span></text:span><text:span text:style-name="T10"> pela injeção de um </text:span><text:span text:style-name="Emphasis"><text:span text:style-name="T10">EntityManager</text:span></text:span><text:span text:style-name="T10">:</text:span></text:p>
      <text:p text:style-name="P17">Retire:</text:p>
      <text:p text:style-name="P27"><text:span text:style-name="Source_20_Text"><text:span text:style-name="T18"><text:s text:c="4"/></text:span></text:span><text:span text:style-name="Source_20_Text"><text:span text:style-name="T36">@Inject</text:span></text:span></text:p>
      <text:p text:style-name="P27"><text:span text:style-name="Source_20_Text"><text:span text:style-name="T18"><text:s text:c="4"/></text:span></text:span><text:span text:style-name="Source_20_Text"><text:span text:style-name="T35">private</text:span></text:span><text:span text:style-name="Source_20_Text"><text:span text:style-name="T16"> </text:span></text:span><text:span text:style-name="Source_20_Text"><text:span text:style-name="T34">Banco</text:span></text:span><text:span text:style-name="Source_20_Text"><text:span text:style-name="T16"> banco</text:span></text:span><text:span text:style-name="Source_20_Text"><text:span text:style-name="T32">;</text:span></text:span></text:p>
      <text:p text:style-name="P17">Coloque:</text:p>
      <text:p text:style-name="P27"><text:span text:style-name="Source_20_Text"><text:span text:style-name="T18"><text:s text:c="4"/></text:span></text:span><text:span text:style-name="Source_20_Text"><text:span text:style-name="T36">@PersistenceContext</text:span></text:span></text:p>
      <text:p text:style-name="P27"><text:span text:style-name="Source_20_Text"><text:span text:style-name="T18"><text:s text:c="4"/></text:span></text:span><text:span text:style-name="Source_20_Text"><text:span text:style-name="T35">private</text:span></text:span><text:span text:style-name="Source_20_Text"><text:span text:style-name="T16"> </text:span></text:span><text:span text:style-name="Source_20_Text"><text:span text:style-name="T34">EntityManager</text:span></text:span><text:span text:style-name="Source_20_Text"><text:span text:style-name="T16"> manager</text:span></text:span><text:span text:style-name="Source_20_Text"><text:span text:style-name="T32">;</text:span></text:span></text:p>
      <text:p text:style-name="P16"><text:span text:style-name="T10">OBS: Como o </text:span><text:span text:style-name="Emphasis"><text:span text:style-name="T10">EJB Container</text:span></text:span><text:span text:style-name="T10"> administrará o JPA, não podemos usar a anotação </text:span><text:span text:style-name="Source_20_Text"><text:span text:style-name="T12">@Inject</text:span></text:span><text:span text:style-name="T10"> para injetar o </text:span><text:span text:style-name="Emphasis"><text:span text:style-name="T10">EntityManager</text:span></text:span><text:span text:style-name="T10">, por isso utilizaremos a anotação específica do mundo EJB </text:span><text:span text:style-name="Source_20_Text"><text:span text:style-name="T12">@PersistenceContext</text:span></text:span><text:span text:style-name="T10">.</text:span></text:p>
      <text:p text:style-name="P16"><text:span text:style-name="T10">2) Agora, em todos os lugares que usávamos </text:span><text:span text:style-name="Source_20_Text"><text:span text:style-name="T12">banco</text:span></text:span><text:span text:style-name="T10"> usaremos o </text:span><text:span text:style-name="Emphasis"><text:span text:style-name="T10">EntityManager</text:span></text:span><text:span text:style-name="T10">:</text:span></text:p>
      <text:p text:style-name="P16"><text:span text:style-name="T10">a) No método </text:span><text:span text:style-name="Source_20_Text"><text:span text:style-name="T12">salva()</text:span></text:span><text:span text:style-name="T10">, altere:</text:span></text:p>
      <text:p text:style-name="P27"><text:span text:style-name="Source_20_Text"><text:span text:style-name="T18"><text:s text:c="4"/></text:span></text:span><text:span text:style-name="Source_20_Text"><text:span text:style-name="T16">banco</text:span></text:span><text:span text:style-name="Source_20_Text"><text:span text:style-name="T32">.</text:span></text:span><text:span text:style-name="Source_20_Text"><text:span text:style-name="T16">save</text:span></text:span><text:span text:style-name="Source_20_Text"><text:span text:style-name="T32">(</text:span></text:span><text:span text:style-name="Source_20_Text"><text:span text:style-name="T16">autor</text:span></text:span><text:span text:style-name="Source_20_Text"><text:span text:style-name="T32">);</text:span></text:span></text:p>
      <text:p text:style-name="P17">Para:</text:p>
      <text:p text:style-name="P27"><text:span text:style-name="Source_20_Text"><text:span text:style-name="T18"><text:s text:c="4"/></text:span></text:span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persist</text:span></text:span><text:span text:style-name="Source_20_Text"><text:span text:style-name="T32">(</text:span></text:span><text:span text:style-name="Source_20_Text"><text:span text:style-name="T16">autor</text:span></text:span><text:span text:style-name="Source_20_Text"><text:span text:style-name="T32">);</text:span></text:span></text:p>
      <text:p text:style-name="P16"><text:span text:style-name="T10">b) No método </text:span><text:span text:style-name="Source_20_Text"><text:span text:style-name="T12">todosAutores()</text:span></text:span><text:span text:style-name="T10">, altere:</text:span></text:p>
      <text:p text:style-name="P27"><text:span text:style-name="Source_20_Text"><text:span text:style-name="T18"><text:s text:c="4"/></text:span></text:span><text:span text:style-name="Source_20_Text"><text:span text:style-name="T35">return</text:span></text:span><text:span text:style-name="Source_20_Text"><text:span text:style-name="T16"> banco</text:span></text:span><text:span text:style-name="Source_20_Text"><text:span text:style-name="T32">.</text:span></text:span><text:span text:style-name="Source_20_Text"><text:span text:style-name="T16">listaAutores</text:span></text:span><text:span text:style-name="Source_20_Text"><text:span text:style-name="T32">();</text:span></text:span></text:p>
      <text:p text:style-name="P17">Para:</text:p>
      <text:p text:style-name="P27"><text:span text:style-name="Source_20_Text"><text:span text:style-name="T18"><text:s text:c="4"/></text:span></text:span><text:span text:style-name="Source_20_Text"><text:span text:style-name="T35">return</text:span></text:span><text:span text:style-name="Source_20_Text"><text:span text:style-name="T16"> manager</text:span></text:span><text:span text:style-name="Source_20_Text"><text:span text:style-name="T32">.</text:span></text:span><text:span text:style-name="Source_20_Text"><text:span text:style-name="T16">createQuery</text:span></text:span><text:span text:style-name="Source_20_Text"><text:span text:style-name="T32">(</text:span></text:span><text:span text:style-name="Source_20_Text"><text:span text:style-name="T33">"select a from Autor a"</text:span></text:span><text:span text:style-name="Source_20_Text"><text:span text:style-name="T32">,</text:span></text:span><text:span text:style-name="Source_20_Text"><text:span text:style-name="T16"> </text:span></text:span><text:span text:style-name="Source_20_Text"><text:span text:style-name="T34">Autor</text:span></text:span><text:span text:style-name="Source_20_Text"><text:span text:style-name="T32">.</text:span></text:span><text:span text:style-name="Source_20_Text"><text:span text:style-name="T35">class</text:span></text:span><text:span text:style-name="Source_20_Text"><text:span text:style-name="T32">)</text:span></text:span></text:p>
      <text:p text:style-name="P27"><text:span text:style-name="Source_20_Text"><text:span text:style-name="T18"><text:s text:c="12"/></text:span></text:span><text:span text:style-name="Source_20_Text"><text:span text:style-name="T32">.</text:span></text:span><text:span text:style-name="Source_20_Text"><text:span text:style-name="T16">getResultList</text:span></text:span><text:span text:style-name="Source_20_Text"><text:span text:style-name="T32">();</text:span></text:span></text:p>
      <text:p text:style-name="P16"><text:span text:style-name="T10">c) No método </text:span><text:span text:style-name="Source_20_Text"><text:span text:style-name="T12">buscaPelaId()</text:span></text:span><text:span text:style-name="T10">, altere:</text:span></text:p>
      <text:p text:style-name="P27"><text:span text:style-name="Source_20_Text"><text:span text:style-name="T18"><text:s text:c="4"/></text:span></text:span><text:span text:style-name="Source_20_Text"><text:span text:style-name="T34">Autor</text:span></text:span><text:span text:style-name="Source_20_Text"><text:span text:style-name="T16"> autor </text:span></text:span><text:span text:style-name="Source_20_Text"><text:span text:style-name="T32">=</text:span></text:span><text:span text:style-name="Source_20_Text"><text:span text:style-name="T16"> </text:span></text:span><text:span text:style-name="Source_20_Text"><text:span text:style-name="T35">this</text:span></text:span><text:span text:style-name="Source_20_Text"><text:span text:style-name="T32">.</text:span></text:span><text:span text:style-name="Source_20_Text"><text:span text:style-name="T16">banco</text:span></text:span><text:span text:style-name="Source_20_Text"><text:span text:style-name="T32">.</text:span></text:span><text:span text:style-name="Source_20_Text"><text:span text:style-name="T16">buscaPelaId</text:span></text:span><text:span text:style-name="Source_20_Text"><text:span text:style-name="T32">(</text:span></text:span><text:span text:style-name="Source_20_Text"><text:span text:style-name="T16">autorId</text:span></text:span><text:span text:style-name="Source_20_Text"><text:span text:style-name="T32">);</text:span></text:span></text:p>
      <text:p text:style-name="P17"><text:soft-page-break/>Para:</text:p>
      <text:p text:style-name="P27"><text:span text:style-name="Source_20_Text"><text:span text:style-name="T18"><text:s text:c="4"/></text:span></text:span><text:span text:style-name="Source_20_Text"><text:span text:style-name="T34">Autor</text:span></text:span><text:span text:style-name="Source_20_Text"><text:span text:style-name="T16"> autor </text:span></text:span><text:span text:style-name="Source_20_Text"><text:span text:style-name="T32">=</text:span></text:span><text:span text:style-name="Source_20_Text"><text:span text:style-name="T16"> </text:span></text:span><text:span text:style-name="Source_20_Text"><text:span text:style-name="T35">this</text:span></text:span><text:span text:style-name="Source_20_Text"><text:span text:style-name="T32">.</text:span></text:span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find</text:span></text:span><text:span text:style-name="Source_20_Text"><text:span text:style-name="T32">(</text:span></text:span><text:span text:style-name="Source_20_Text"><text:span text:style-name="T34">Autor</text:span></text:span><text:span text:style-name="Source_20_Text"><text:span text:style-name="T32">.</text:span></text:span><text:span text:style-name="Source_20_Text"><text:span text:style-name="T35">class</text:span></text:span><text:span text:style-name="Source_20_Text"><text:span text:style-name="T32">,</text:span></text:span><text:span text:style-name="Source_20_Text"><text:span text:style-name="T16"> autorId</text:span></text:span><text:span text:style-name="Source_20_Text"><text:span text:style-name="T32">);</text:span></text:span></text:p>
      <text:p text:style-name="P16"><text:span text:style-name="T10">3) Salve os arquivos, reinicie o servidor JBoss AS e abra a interface </text:span><text:span text:style-name="Emphasis"><text:span text:style-name="T10">web</text:span></text:span><text:span text:style-name="T10"> da aplicação:</text:span></text:p>
      <text:p text:style-name="P27"><text:span text:style-name="Source_20_Text"><text:span text:style-name="T18"><text:s text:c="4"/></text:span></text:span><text:span text:style-name="Source_20_Text"><text:span text:style-name="T16">http</text:span></text:span><text:span text:style-name="Source_20_Text"><text:span text:style-name="T32">:</text:span></text:span><text:span text:style-name="Source_20_Text"><text:span text:style-name="T37">//localhost:8080/livraria/login.xhtml</text:span></text:span></text:p>
      <text:p text:style-name="P16"><text:span text:style-name="T10">4) Faça o login na aplicação e observe o </text:span><text:span text:style-name="Emphasis"><text:span text:style-name="T10">combobox</text:span></text:span><text:span text:style-name="T10"> dos autores. Está vazio? SIM, pois ainda não inserimos nenhum autor no banco de dados. Cadastre pelo menos dois autores e depois observe o console do eclipse. Quem gerou o SQL para inserir os autores no banco de dados e exibi-los no console?</text:span></text:p>
      <text:p text:style-name="Text_20_body"><text:line-break/><text:span text:style-name="T9">Foi o </text:span><text:span text:style-name="Emphasis"><text:span text:style-name="T4">Java Persistence API</text:span></text:span><text:span text:style-name="T17"> </text:span><text:span text:style-name="T9">(JPA) acessado por meio do </text:span><text:span text:style-name="Emphasis"><text:span text:style-name="T4">EntityManager</text:span></text:span><text:span text:style-name="T17"> </text:span><text:span text:style-name="T9">injetado pelo </text:span><text:span text:style-name="Emphasis"><text:span text:style-name="T4">container EJB</text:span></text:span><text:span text:style-name="T9">.</text:span></text:p>
      <text:p text:style-name="Text_20_body"><text:span text:style-name="T29"/></text:p>
      <text:p text:style-name="Text_20_body"><text:span text:style-name="T29"/></text:p>
      <text:h text:style-name="P9" text:outline-level="1"><text:span text:style-name="T29">09 - Migrando tudo para o MySQL</text:span></text:h>
      <text:p text:style-name="P11"/>
      <text:h text:style-name="P21" text:outline-level="2">Vamos migrar agora todo o sistema para usar o MySQL?</text:h>
      <text:p text:style-name="P14"><text:span text:style-name="T9">1) Abra a classe </text:span><text:span text:style-name="Source_20_Text"><text:span text:style-name="T11">LivroDao</text:span></text:span><text:span text:style-name="T9">, remova a linha que declara o Banco e injete o </text:span><text:span text:style-name="Emphasis"><text:span text:style-name="T10">EntityManager</text:span></text:span><text:span text:style-name="T9">:</text:span></text:p>
      <text:p text:style-name="P27"><text:span text:style-name="Source_20_Text"><text:span text:style-name="T18"><text:s text:c="4"/></text:span></text:span><text:span text:style-name="Source_20_Text"><text:span text:style-name="T37">// private Banco banco = new Banco();</text:span></text:span></text:p>
      <text:p text:style-name="P29"/>
      <text:p text:style-name="P27"><text:span text:style-name="Source_20_Text"><text:span text:style-name="T18"><text:s text:c="4"/></text:span></text:span><text:span text:style-name="Source_20_Text"><text:span text:style-name="T36">@PersistenceContext</text:span></text:span></text:p>
      <text:p text:style-name="P27"><text:span text:style-name="Source_20_Text"><text:span text:style-name="T18"><text:s text:c="4"/></text:span></text:span><text:span text:style-name="Source_20_Text"><text:span text:style-name="T35">private</text:span></text:span><text:span text:style-name="Source_20_Text"><text:span text:style-name="T16"> </text:span></text:span><text:span text:style-name="Source_20_Text"><text:span text:style-name="T34">EntityManager</text:span></text:span><text:span text:style-name="Source_20_Text"><text:span text:style-name="T16"> manager</text:span></text:span><text:span text:style-name="Source_20_Text"><text:span text:style-name="T32">;</text:span></text:span></text:p>
      <text:p text:style-name="P14"><text:span text:style-name="T9">2) Ainda em </text:span><text:span text:style-name="Source_20_Text"><text:span text:style-name="T11">LivroDao</text:span></text:span><text:span text:style-name="T9">, substitua a utilização do banco </text:span><text:span text:style-name="Emphasis"><text:span text:style-name="T10">fake</text:span></text:span><text:span text:style-name="T9"> nos métodos pelo </text:span><text:span text:style-name="Emphasis"><text:span text:style-name="T10">EntityManager</text:span></text:span><text:span text:style-name="T9">:</text:span></text:p>
      <text:p text:style-name="P27"><text:span text:style-name="Source_20_Text"><text:span text:style-name="T18"><text:s text:c="4"/></text:span></text:span><text:span text:style-name="Source_20_Text"><text:span text:style-name="T35">public</text:span></text:span><text:span text:style-name="Source_20_Text"><text:span text:style-name="T16"> </text:span></text:span><text:span text:style-name="Source_20_Text"><text:span text:style-name="T35">void</text:span></text:span><text:span text:style-name="Source_20_Text"><text:span text:style-name="T16"> salva</text:span></text:span><text:span text:style-name="Source_20_Text"><text:span text:style-name="T32">(</text:span></text:span><text:span text:style-name="Source_20_Text"><text:span text:style-name="T34">Livro</text:span></text:span><text:span text:style-name="Source_20_Text"><text:span text:style-name="T16"> livro</text:span></text:span><text:span text:style-name="Source_20_Text"><text:span text:style-name="T32">)</text:span></text:span><text:span text:style-name="Source_20_Text"><text:span text:style-name="T16"> </text:span></text:span><text:span text:style-name="Source_20_Text"><text:span text:style-name="T32">{</text:span></text:span></text:p>
      <text:p text:style-name="P27"><text:span text:style-name="Source_20_Text"><text:span text:style-name="T18"><text:s text:c="8"/></text:span></text:span><text:span text:style-name="Source_20_Text"><text:span text:style-name="T37">// banco.save(livro);</text:span></text:span></text:p>
      <text:p text:style-name="P27"><text:span text:style-name="Source_20_Text"><text:span text:style-name="T18"><text:s text:c="8"/></text:span></text:span><text:span text:style-name="Source_20_Text"><text:span text:style-name="T16">manager</text:span></text:span><text:span text:style-name="Source_20_Text"><text:span text:style-name="T32">.</text:span></text:span><text:span text:style-name="Source_20_Text"><text:span text:style-name="T16">persist</text:span></text:span><text:span text:style-name="Source_20_Text"><text:span text:style-name="T32">(</text:span></text:span><text:span text:style-name="Source_20_Text"><text:span text:style-name="T16">livro</text:span></text:span><text:span text:style-name="Source_20_Text"><text:span text:style-name="T32">);</text:span></text:span></text:p>
      <text:p text:style-name="P27"><text:span text:style-name="Source_20_Text"><text:span text:style-name="T18"><text:s text:c="4"/></text:span></text:span><text:span text:style-name="Source_20_Text"><text:span text:style-name="T32">}</text:span></text:span></text:p>
      <text:p text:style-name="P29"/>
      <text:p text:style-name="P27"><text:span text:style-name="Source_20_Text"><text:span text:style-name="T18"><text:s text:c="4"/></text:span></text:span><text:span text:style-name="Source_20_Text"><text:span text:style-name="T35">public</text:span></text:span><text:span text:style-name="Source_20_Text"><text:span text:style-name="T16"> </text:span></text:span><text:span text:style-name="Source_20_Text"><text:span text:style-name="T34">List</text:span></text:span><text:span text:style-name="Source_20_Text"><text:span text:style-name="T32">&lt;</text:span></text:span><text:span text:style-name="Source_20_Text"><text:span text:style-name="T34">Livro</text:span></text:span><text:span text:style-name="Source_20_Text"><text:span text:style-name="T32">&gt;</text:span></text:span><text:span text:style-name="Source_20_Text"><text:span text:style-name="T16"> todosLivros</text:span></text:span><text:span text:style-name="Source_20_Text"><text:span text:style-name="T32">()</text:span></text:span><text:span text:style-name="Source_20_Text"><text:span text:style-name="T16"> </text:span></text:span><text:span text:style-name="Source_20_Text"><text:span text:style-name="T32">{</text:span></text:span></text:p>
      <text:p text:style-name="P27"><text:span text:style-name="Source_20_Text"><text:span text:style-name="T18"><text:s text:c="8"/></text:span></text:span><text:span text:style-name="Source_20_Text"><text:span text:style-name="T37">// return banco.listaLivros();</text:span></text:span></text:p>
      <text:p text:style-name="P27"><text:span text:style-name="Source_20_Text"><text:span text:style-name="T18"><text:s text:c="8"/></text:span></text:span><text:span text:style-name="Source_20_Text"><text:span text:style-name="T35">return</text:span></text:span><text:span text:style-name="Source_20_Text"><text:span text:style-name="T16"> manager</text:span></text:span><text:span text:style-name="Source_20_Text"><text:span text:style-name="T32">.</text:span></text:span><text:span text:style-name="Source_20_Text"><text:span text:style-name="T16">createQuery</text:span></text:span><text:span text:style-name="Source_20_Text"><text:span text:style-name="T32">(</text:span></text:span><text:span text:style-name="Source_20_Text"><text:span text:style-name="T33">"select l from Livro l"</text:span></text:span><text:span text:style-name="Source_20_Text"><text:span text:style-name="T32">,</text:span></text:span><text:span text:style-name="Source_20_Text"><text:span text:style-name="T16"> </text:span></text:span><text:span text:style-name="Source_20_Text"><text:span text:style-name="T34">Livro</text:span></text:span><text:span text:style-name="Source_20_Text"><text:span text:style-name="T32">.</text:span></text:span><text:span text:style-name="Source_20_Text"><text:span text:style-name="T35">class</text:span></text:span><text:span text:style-name="Source_20_Text"><text:span text:style-name="T32">)</text:span></text:span></text:p>
      <text:p text:style-name="P27"><text:span text:style-name="Source_20_Text"><text:span text:style-name="T18"><text:s text:c="16"/></text:span></text:span><text:span text:style-name="Source_20_Text"><text:span text:style-name="T32">.</text:span></text:span><text:span text:style-name="Source_20_Text"><text:span text:style-name="T16">getResultList</text:span></text:span><text:span text:style-name="Source_20_Text"><text:span text:style-name="T32">();</text:span></text:span></text:p>
      <text:p text:style-name="P27"><text:span text:style-name="Source_20_Text"><text:span text:style-name="T18"><text:s text:c="4"/></text:span></text:span><text:span text:style-name="Source_20_Text"><text:span text:style-name="T32">}</text:span></text:span></text:p>
      <text:p text:style-name="P14"><text:span text:style-name="T9">3) Faça o mesmo na classe </text:span><text:span text:style-name="Source_20_Text"><text:span text:style-name="T11">UsuarioDao</text:span></text:span><text:span text:style-name="T9">, porém, tenha atenção ao método </text:span><text:span text:style-name="Source_20_Text"><text:span text:style-name="T11">buscaPeloLogin()</text:span></text:span><text:span text:style-name="T9"> onde a busca pelo usuário no banco de dados deve ser feita pelo </text:span><text:span text:style-name="Emphasis"><text:span text:style-name="T10">String</text:span></text:span><text:span text:style-name="T9"> login. No nosso exemplo temos o JPA usando JPQL para a pesquisa. </text:span><text:span text:style-name="Strong_20_Emphasis"><text:span text:style-name="T10">DICA:</text:span></text:span><text:span text:style-name="T9"> Se quiser saber mais sobre JPQL, procure no Alura o treinamentos específico de JPA.</text:span></text:p>
      <text:p text:style-name="P27"><text:span text:style-name="Source_20_Text"><text:span text:style-name="T18"><text:s text:c="4"/></text:span></text:span><text:span text:style-name="Source_20_Text"><text:span text:style-name="T35">public</text:span></text:span><text:span text:style-name="Source_20_Text"><text:span text:style-name="T16"> </text:span></text:span><text:span text:style-name="Source_20_Text"><text:span text:style-name="T34">Usuario</text:span></text:span><text:span text:style-name="Source_20_Text"><text:span text:style-name="T16"> buscaPeloLogin</text:span></text:span><text:span text:style-name="Source_20_Text"><text:span text:style-name="T32">(</text:span></text:span><text:span text:style-name="Source_20_Text"><text:span text:style-name="T34">String</text:span></text:span><text:span text:style-name="Source_20_Text"><text:span text:style-name="T16"> login</text:span></text:span><text:span text:style-name="Source_20_Text"><text:span text:style-name="T32">)</text:span></text:span><text:span text:style-name="Source_20_Text"><text:span text:style-name="T16"> </text:span></text:span><text:span text:style-name="Source_20_Text"><text:span text:style-name="T32">{</text:span></text:span></text:p>
      <text:p text:style-name="P27"><text:span text:style-name="Source_20_Text"><text:span text:style-name="T18"><text:s text:c="8"/></text:span></text:span><text:span text:style-name="Source_20_Text"><text:span text:style-name="T37">// return this.banco.buscaPeloNome(login);</text:span></text:span></text:p>
      <text:p text:style-name="P29"/>
      <text:p text:style-name="P27"><text:span text:style-name="Source_20_Text"><text:span text:style-name="T18"><text:s text:c="8"/></text:span></text:span><text:span text:style-name="Source_20_Text"><text:span text:style-name="T34">Usuario</text:span></text:span><text:span text:style-name="Source_20_Text"><text:span text:style-name="T16"> usuario </text:span></text:span><text:span text:style-name="Source_20_Text"><text:span text:style-name="T32">=</text:span></text:span><text:span text:style-name="Source_20_Text"><text:span text:style-name="T16"> </text:span></text:span><text:span text:style-name="Source_20_Text"><text:span text:style-name="T32">(</text:span></text:span><text:span text:style-name="Source_20_Text"><text:span text:style-name="T34">Usuario</text:span></text:span><text:span text:style-name="Source_20_Text"><text:span text:style-name="T32">)</text:span></text:span><text:span text:style-name="Source_20_Text"><text:span text:style-name="T16"> </text:span></text:span><text:span text:style-name="Source_20_Text"><text:span text:style-name="T35">this</text:span></text:span><text:span text:style-name="Source_20_Text"><text:span text:style-name="T32">.</text:span></text:span><text:span text:style-name="Source_20_Text"><text:span text:style-name="T16">manager</text:span></text:span></text:p>
      <text:p text:style-name="P27"><text:soft-page-break/><text:span text:style-name="Source_20_Text"><text:span text:style-name="T18"><text:s text:c="16"/></text:span></text:span><text:span text:style-name="Source_20_Text"><text:span text:style-name="T32">.</text:span></text:span><text:span text:style-name="Source_20_Text"><text:span text:style-name="T16">createQuery</text:span></text:span><text:span text:style-name="Source_20_Text"><text:span text:style-name="T32">(</text:span></text:span><text:span text:style-name="Source_20_Text"><text:span text:style-name="T33">"select u from Usuario u where u.login=:pLogin"</text:span></text:span><text:span text:style-name="Source_20_Text"><text:span text:style-name="T32">)</text:span></text:span></text:p>
      <text:p text:style-name="P27"><text:span text:style-name="Source_20_Text"><text:span text:style-name="T18"><text:s text:c="16"/></text:span></text:span><text:span text:style-name="Source_20_Text"><text:span text:style-name="T32">.</text:span></text:span><text:span text:style-name="Source_20_Text"><text:span text:style-name="T16">setParameter</text:span></text:span><text:span text:style-name="Source_20_Text"><text:span text:style-name="T32">(</text:span></text:span><text:span text:style-name="Source_20_Text"><text:span text:style-name="T33">"pLogin"</text:span></text:span><text:span text:style-name="Source_20_Text"><text:span text:style-name="T32">,</text:span></text:span><text:span text:style-name="Source_20_Text"><text:span text:style-name="T16"> login</text:span></text:span><text:span text:style-name="Source_20_Text"><text:span text:style-name="T32">).</text:span></text:span><text:span text:style-name="Source_20_Text"><text:span text:style-name="T16">getSingleResult</text:span></text:span><text:span text:style-name="Source_20_Text"><text:span text:style-name="T32">();</text:span></text:span></text:p>
      <text:p text:style-name="P27"><text:span text:style-name="Source_20_Text"><text:span text:style-name="T18"><text:s text:c="8"/></text:span></text:span><text:span text:style-name="Source_20_Text"><text:span text:style-name="T35">return</text:span></text:span><text:span text:style-name="Source_20_Text"><text:span text:style-name="T16"> usuario</text:span></text:span><text:span text:style-name="Source_20_Text"><text:span text:style-name="T32">;</text:span></text:span></text:p>
      <text:p text:style-name="P27"><text:span text:style-name="Source_20_Text"><text:span text:style-name="T18"><text:s text:c="4"/></text:span></text:span><text:span text:style-name="Source_20_Text"><text:span text:style-name="T32">}</text:span></text:span></text:p>
      <text:p text:style-name="P14"><text:span text:style-name="T9">4) Caso não tenha feito ainda anote a classe </text:span><text:span text:style-name="Source_20_Text"><text:span text:style-name="T11">LoginBean</text:span></text:span><text:span text:style-name="T9"> com </text:span><text:span text:style-name="Source_20_Text"><text:span text:style-name="T11">@Named</text:span></text:span><text:span text:style-name="T9"> e </text:span><text:span text:style-name="Source_20_Text"><text:span text:style-name="T11">@RequestScoped</text:span></text:span><text:span text:style-name="T9"> (do pacote </text:span><text:span text:style-name="Source_20_Text"><text:span text:style-name="T11">javax.enterprise.context</text:span></text:span><text:span text:style-name="T9">) e injete o DAO:</text:span></text:p>
      <text:p text:style-name="P27"><text:span text:style-name="Source_20_Text"><text:span text:style-name="T36">@Named</text:span></text:span><text:span text:style-name="Source_20_Text"><text:span text:style-name="T16"> </text:span></text:span></text:p>
      <text:p text:style-name="P27"><text:span text:style-name="Source_20_Text"><text:span text:style-name="T36">@RequestScoped</text:span></text:span><text:span text:style-name="Source_20_Text"><text:span text:style-name="T16"> </text:span></text:span></text:p>
      <text:p text:style-name="P27"><text:span text:style-name="Source_20_Text"><text:span text:style-name="T35">public</text:span></text:span><text:span text:style-name="Source_20_Text"><text:span text:style-name="T16"> </text:span></text:span><text:span text:style-name="Source_20_Text"><text:span text:style-name="T35">class</text:span></text:span><text:span text:style-name="Source_20_Text"><text:span text:style-name="T16"> </text:span></text:span><text:span text:style-name="Source_20_Text"><text:span text:style-name="T34">LoginBean</text:span></text:span><text:span text:style-name="Source_20_Text"><text:span text:style-name="T16"> </text:span></text:span><text:span text:style-name="Source_20_Text"><text:span text:style-name="T32">{</text:span></text:span><text:span text:style-name="Source_20_Text"><text:span text:style-name="T16"> </text:span></text:span></text:p>
      <text:p text:style-name="P29"/>
      <text:p text:style-name="P27"><text:span text:style-name="Source_20_Text"><text:span text:style-name="T35">private</text:span></text:span><text:span text:style-name="Source_20_Text"><text:span text:style-name="T16"> </text:span></text:span><text:span text:style-name="Source_20_Text"><text:span text:style-name="T34">Usuario</text:span></text:span><text:span text:style-name="Source_20_Text"><text:span text:style-name="T16"> usuario </text:span></text:span><text:span text:style-name="Source_20_Text"><text:span text:style-name="T32">=</text:span></text:span><text:span text:style-name="Source_20_Text"><text:span text:style-name="T16"> </text:span></text:span><text:span text:style-name="Source_20_Text"><text:span text:style-name="T35">new</text:span></text:span><text:span text:style-name="Source_20_Text"><text:span text:style-name="T16"> </text:span></text:span><text:span text:style-name="Source_20_Text"><text:span text:style-name="T34">Usuario</text:span></text:span><text:span text:style-name="Source_20_Text"><text:span text:style-name="T32">();</text:span></text:span><text:span text:style-name="Source_20_Text"><text:span text:style-name="T16"> </text:span></text:span></text:p>
      <text:p text:style-name="P29"/>
      <text:p text:style-name="P27"><text:span text:style-name="Source_20_Text"><text:span text:style-name="T36">@Inject</text:span></text:span><text:span text:style-name="Source_20_Text"><text:span text:style-name="T16"> </text:span></text:span></text:p>
      <text:p text:style-name="P27"><text:span text:style-name="Source_20_Text"><text:span text:style-name="T35">private</text:span></text:span><text:span text:style-name="Source_20_Text"><text:span text:style-name="T16"> </text:span></text:span><text:span text:style-name="Source_20_Text"><text:span text:style-name="T34">UsuarioDao</text:span></text:span><text:span text:style-name="Source_20_Text"><text:span text:style-name="T16"> dao</text:span></text:span><text:span text:style-name="Source_20_Text"><text:span text:style-name="T32">;</text:span></text:span><text:span text:style-name="Source_20_Text"><text:span text:style-name="T16"> <text:s/></text:span></text:span></text:p>
      <text:p text:style-name="P14"><text:span text:style-name="Emphasis"><text:span text:style-name="T10">Observação:</text:span></text:span><text:span text:style-name="T9"> As anotações </text:span><text:span text:style-name="Source_20_Text"><text:span text:style-name="T11">@Named</text:span></text:span><text:span text:style-name="T9"> e </text:span><text:span text:style-name="Source_20_Text"><text:span text:style-name="T11">@RequestScoped</text:span></text:span><text:span text:style-name="T9"> vem de uma outra especificação do Java EE, vem do CDI (Context and Dependency Injection). As especificações CDI e EJB são bem parecidas no sentido que ambos fazem Inversão de controle e Injeção de dependências. A diferença é que o CDI não sabe, por padrão pelo menos, gerenciar o JPA e a transação e não oferece vários outros serviços do mundo EJB (como remotabilidade ou timer service). EJB e CDI são de certa forma concorrentes dentro do JavaEE, sendo EJB um pouco mais completo e o CDI um pouco mais flexível/simples. Na nossa aplicação o CDI tem o papel de juntar a interface JSF com EJB. O CDI é o intermediário entre os dois.</text:span></text:p>
      <text:p text:style-name="P18">No Alura temos alguns treinamentos que abordam o uso do CDI dentro de uma aplicação web, por exemplo:</text:p>
      <text:p text:style-name="P14"><text:span text:style-name="T9">Vraptor: </text:span><text:a xlink:type="simple" xlink:href="https://cursos.alura.com.br/course/desenvolvimento-web-com-vraptor-4" text:style-name="Internet_20_link" text:visited-style-name="Visited_20_Internet_20_Link"><text:span text:style-name="T10">https://cursos.alura.com.br/course/desenvolvimento-web-com-vraptor-4</text:span></text:a><text:span text:style-name="T9"> JSF III: </text:span><text:a xlink:type="simple" xlink:href="https://cursos.alura.com.br/course/jsf-cdi" text:style-name="Internet_20_link" text:visited-style-name="Visited_20_Internet_20_Link"><text:span text:style-name="T10">https://cursos.alura.com.br/course/jsf-cdi</text:span></text:a></text:p>
      <text:p text:style-name="P14"><text:span text:style-name="T9">5) Voltando para o nosso objeto, ao migrarmos para o MySQL não teremos mais disponível o usuário </text:span><text:span text:style-name="Source_20_Text"><text:span text:style-name="T11">admin</text:span></text:span><text:span text:style-name="T9">, cadastrado no Banco </text:span><text:span text:style-name="Emphasis"><text:span text:style-name="T10">fake</text:span></text:span><text:span text:style-name="T9"> (em memória) que usávamos para os testes. Precisaremos cadastrar algum usuário na tabela Usuario do banco de dados para </text:span><text:soft-page-break/><text:span text:style-name="T9">conseguir acessar o sistema. Para isso, acesse o terminal de comando do MySQL e execute o comando de </text:span><text:span text:style-name="Source_20_Text"><text:span text:style-name="T11">INSERT</text:span></text:span><text:span text:style-name="T9">:</text:span></text:p>
      <text:p text:style-name="P27"><text:span text:style-name="Source_20_Text"><text:span text:style-name="T16">$ mysql </text:span></text:span><text:span text:style-name="Source_20_Text"><text:span text:style-name="T32">-</text:span></text:span><text:span text:style-name="Source_20_Text"><text:span text:style-name="T16">u root</text:span></text:span></text:p>
      <text:p text:style-name="P29"/>
      <text:p text:style-name="P27"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</text:span></text:span><text:span text:style-name="Source_20_Text"><text:span text:style-name="T35">use</text:span></text:span><text:span text:style-name="Source_20_Text"><text:span text:style-name="T16"> livraria</text:span></text:span><text:span text:style-name="Source_20_Text"><text:span text:style-name="T32">;</text:span></text:span></text:p>
      <text:p text:style-name="P27"><text:span text:style-name="Source_20_Text"><text:span text:style-name="T34">Database</text:span></text:span><text:span text:style-name="Source_20_Text"><text:span text:style-name="T16"> changed</text:span></text:span></text:p>
      <text:p text:style-name="P27"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INSERT INTO </text:span></text:span><text:span text:style-name="Source_20_Text"><text:span text:style-name="T34">Usuario</text:span></text:span><text:span text:style-name="Source_20_Text"><text:span text:style-name="T16"> </text:span></text:span><text:span text:style-name="Source_20_Text"><text:span text:style-name="T32">(</text:span></text:span><text:span text:style-name="Source_20_Text"><text:span text:style-name="T16">login</text:span></text:span><text:span text:style-name="Source_20_Text"><text:span text:style-name="T32">,</text:span></text:span><text:span text:style-name="Source_20_Text"><text:span text:style-name="T16">senha</text:span></text:span><text:span text:style-name="Source_20_Text"><text:span text:style-name="T32">)</text:span></text:span><text:span text:style-name="Source_20_Text"><text:span text:style-name="T16"> VALUES </text:span></text:span><text:span text:style-name="Source_20_Text"><text:span text:style-name="T32">(</text:span></text:span><text:span text:style-name="Source_20_Text"><text:span text:style-name="T33">'admin'</text:span></text:span><text:span text:style-name="Source_20_Text"><text:span text:style-name="T32">,</text:span></text:span><text:span text:style-name="Source_20_Text"><text:span text:style-name="T33">'pass'</text:span></text:span><text:span text:style-name="Source_20_Text"><text:span text:style-name="T32">);</text:span></text:span></text:p>
      <text:p text:style-name="P27"><text:span text:style-name="Source_20_Text"><text:span text:style-name="T34">Query</text:span></text:span><text:span text:style-name="Source_20_Text"><text:span text:style-name="T16"> OK</text:span></text:span><text:span text:style-name="Source_20_Text"><text:span text:style-name="T32">,</text:span></text:span><text:span text:style-name="Source_20_Text"><text:span text:style-name="T16"> </text:span></text:span><text:span text:style-name="Source_20_Text"><text:span text:style-name="T36">1</text:span></text:span><text:span text:style-name="Source_20_Text"><text:span text:style-name="T16"> row affected </text:span></text:span><text:span text:style-name="Source_20_Text"><text:span text:style-name="T32">(</text:span></text:span><text:span text:style-name="Source_20_Text"><text:span text:style-name="T36">0</text:span></text:span><text:span text:style-name="Source_20_Text"><text:span text:style-name="T32">,</text:span></text:span><text:span text:style-name="Source_20_Text"><text:span text:style-name="T36">00</text:span></text:span><text:span text:style-name="Source_20_Text"><text:span text:style-name="T16"> sec</text:span></text:span><text:span text:style-name="Source_20_Text"><text:span text:style-name="T32">)</text:span></text:span></text:p>
      <text:p text:style-name="P27"><text:span text:style-name="Source_20_Text"><text:span text:style-name="T16">mysql</text:span></text:span><text:span text:style-name="Source_20_Text"><text:span text:style-name="T32">&gt;</text:span></text:span><text:span text:style-name="Source_20_Text"><text:span text:style-name="T16"> quit</text:span></text:span></text:p>
      <text:p text:style-name="P18">6) Agora você já pode reiniciar seu servidor no eclipse, recarregar sua aplicação no navegador e acessar o sistema com as informações de login e senha que acabamos de inserir no MySQL.</text:p>
      <text:p text:style-name="P11"/>
      <text:p text:style-name="P13">Agora, todo nosso sistema está usando o banco de dados MySQL, sendo acessado e manipulado pelo JPA.</text:p>
      <text:p text:style-name="P11"/>
      <text:p text:style-name="P11"/>
      <text:p text:style-name="P11"/>
      <text:h text:style-name="P4" text:outline-level="1"><text:span text:style-name="T2">10 - Arquivos do projeto atual</text:span></text:h>
      <text:p text:style-name="P11"/>
      <text:p text:style-name="P13">No link abaixo, você encontra o projeto até o momento atual do curso.</text:p>
      <text:p text:style-name="P14"><text:a xlink:type="simple" xlink:href="https://github.com/alura-cursos/Curso-EJB-O-poder-da-Java-EE/archive/capitulo3.zip" office:target-frame-name="_blank" xlink:show="new" text:style-name="Internet_20_link" text:visited-style-name="Visited_20_Internet_20_Link"><text:span text:style-name="T10">https://github.com/alura-cursos/Curso-EJB-O-poder-da-Java-EE/archive/capitulo3.zip</text:span></text:a></text:p>
      <text:p text:style-name="P11"/>
      <text:p text:style-name="P13">Lembre-se de usar o fórum em caso de dúvi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59:02.014605664</meta:creation-date>
    <meta:generator>LibreOffice/5.1.6.2$Linux_X86_64 LibreOffice_project/10m0$Build-2</meta:generator>
    <dc:date>2019-02-14T16:19:16.997903852</dc:date>
    <meta:editing-duration>PT9M35S</meta:editing-duration>
    <meta:editing-cycles>4</meta:editing-cycles>
    <meta:document-statistic meta:table-count="0" meta:image-count="0" meta:object-count="0" meta:page-count="17" meta:paragraph-count="256" meta:word-count="2976" meta:character-count="21067" meta:non-whitespace-character-count="17624"/>
  </office:meta>
</office:document-meta>
</file>